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0.0138in"/>
        </style:tab-stops>
      </style:paragraph-properties>
      <style:text-properties fo:font-size="12pt" fo:font-style="normal" fo:font-weight="normal" officeooo:rsid="000bdd05" officeooo:paragraph-rsid="000bdd05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2d261" officeooo:paragraph-rsid="0002d261" style:font-weight-asian="bold" style:font-weight-complex="bold"/>
    </style:style>
    <style:style style:name="P3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font-size="14pt" fo:font-weight="bold" officeooo:rsid="0002d261" officeooo:paragraph-rsid="0002d261" style:font-weight-asian="bold" style:font-weight-complex="bold"/>
    </style:style>
    <style:style style:name="P4" style:family="paragraph" style:parent-style-name="Standard" style:master-page-name="">
      <loext:graphic-properties draw:fill="none"/>
      <style:paragraph-properties fo:margin-left="1.0618in" fo:margin-right="0in" fo:text-align="start" style:justify-single-word="false" fo:text-indent="0in" style:auto-text-indent="false" style:page-number="auto" fo:background-color="transparent"/>
      <style:text-properties fo:font-size="14pt" fo:font-weight="bold" officeooo:rsid="00097c27" officeooo:paragraph-rsid="00097c27" fo:background-color="transparent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2d261" officeooo:paragraph-rsid="0002d261" style:font-weight-asian="normal" style:font-weight-complex="normal"/>
    </style:style>
    <style:style style:name="P6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font-size="14pt" fo:font-weight="normal" officeooo:rsid="0002d261" officeooo:paragraph-rsid="0005a757" style:font-weight-asian="normal" style:font-weight-complex="normal"/>
    </style:style>
    <style:style style:name="P7" style:family="paragraph" style:parent-style-name="Standard">
      <loext:graphic-properties draw:fill="none"/>
      <style:paragraph-properties fo:margin-left="1.5in" fo:margin-right="0in" fo:text-align="start" style:justify-single-word="false" fo:text-indent="0in" style:auto-text-indent="false" fo:background-color="transparent"/>
      <style:text-properties fo:font-size="14pt" fo:font-weight="normal" officeooo:rsid="0005d485" officeooo:paragraph-rsid="0005d485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left="1.5in" fo:margin-right="0in" fo:text-align="start" style:justify-single-word="false" fo:text-indent="0in" style:auto-text-indent="false" fo:background-color="transparent"/>
      <style:text-properties fo:font-size="14pt" fo:font-weight="normal" officeooo:rsid="0005d485" officeooo:paragraph-rsid="0005d485" fo:background-color="transparent" style:font-weight-asian="normal" style:font-weight-complex="normal"/>
    </style:style>
    <style:style style:name="P9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4pt" fo:font-weight="normal" officeooo:rsid="0005d485" officeooo:paragraph-rsid="0005d485" fo:background-color="transparent" style:font-weight-asian="normal" style:font-weight-complex="normal"/>
    </style:style>
    <style:style style:name="P10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4pt" fo:font-weight="normal" officeooo:rsid="00097c27" officeooo:paragraph-rsid="000a2050" fo:background-color="transparent" style:font-weight-asian="normal" style:font-weight-complex="normal"/>
    </style:style>
    <style:style style:name="P11" style:family="paragraph" style:parent-style-name="Standard">
      <loext:graphic-properties draw:fill="none"/>
      <style:paragraph-properties fo:margin-left="1.5618in" fo:margin-right="0in" fo:text-align="start" style:justify-single-word="false" fo:text-indent="0in" style:auto-text-indent="false" fo:background-color="transparent"/>
      <style:text-properties fo:font-size="14pt" fo:font-style="italic" fo:font-weight="normal" officeooo:rsid="00093f1b" officeooo:paragraph-rsid="00093f1b" fo:background-color="transparent" style:font-style-asian="italic" style:font-weight-asian="normal" style:font-style-complex="italic" style:font-weight-complex="normal"/>
    </style:style>
    <style:style style:name="P12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0.0138in"/>
        </style:tab-stops>
      </style:paragraph-properties>
      <style:text-properties fo:font-size="14pt" fo:font-style="normal" fo:font-weight="normal" officeooo:paragraph-rsid="000bdd05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22pt" fo:font-weight="bold" officeooo:rsid="0002d261" officeooo:paragraph-rsid="0002d261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22pt" fo:font-weight="normal" officeooo:rsid="0002d261" officeooo:paragraph-rsid="0002d261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22pt" fo:font-weight="normal" officeooo:rsid="0002d261" officeooo:paragraph-rsid="0003d5ab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1.5in" fo:margin-right="0in" fo:text-align="start" style:justify-single-word="false" fo:text-indent="0in" style:auto-text-indent="false" fo:background-color="transparent"/>
      <style:text-properties fo:font-size="24pt" fo:font-weight="bold" officeooo:rsid="0005d485" officeooo:paragraph-rsid="0005d485" fo:background-color="#ffd428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1.5in" fo:margin-right="0in" fo:text-align="start" style:justify-single-word="false" fo:text-indent="0in" style:auto-text-indent="false" fo:background-color="transparent"/>
      <style:text-properties fo:font-size="24pt" fo:font-weight="bold" officeooo:rsid="0005d485" officeooo:paragraph-rsid="0005d485" fo:background-color="transparent" style:font-weight-asian="bold" style:font-weight-complex="bold"/>
    </style:style>
    <style:style style:name="P18" style:family="paragraph" style:parent-style-name="Standard">
      <loext:graphic-properties draw:fill="none"/>
      <style:paragraph-properties fo:margin-left="1in" fo:margin-right="0in" fo:text-align="start" style:justify-single-word="false" fo:text-indent="0in" style:auto-text-indent="false" fo:background-color="transparent"/>
      <style:text-properties fo:font-size="24pt" fo:font-weight="bold" officeooo:paragraph-rsid="00093f1b" fo:background-color="transparent" style:font-weight-asian="bold" style:font-weight-complex="bold"/>
    </style:style>
    <style:style style:name="P19" style:family="paragraph" style:parent-style-name="Standard" style:master-page-name="">
      <loext:graphic-properties draw:fill="none"/>
      <style:paragraph-properties fo:margin-left="1.0618in" fo:margin-right="0in" fo:text-align="start" style:justify-single-word="false" fo:text-indent="0in" style:auto-text-indent="false" style:page-number="auto" fo:background-color="transparent"/>
      <style:text-properties fo:font-size="24pt" fo:font-weight="bold" officeooo:rsid="00097c27" officeooo:paragraph-rsid="00097c27" fo:background-color="transparent" style:font-weight-asian="bold" style:font-weight-complex="bold"/>
    </style:style>
    <style:style style:name="P20" style:family="paragraph" style:parent-style-name="Standard">
      <loext:graphic-properties draw:fill="none"/>
      <style:paragraph-properties fo:margin-left="1.0618in" fo:margin-right="0in" fo:text-align="start" style:justify-single-word="false" fo:text-indent="0in" style:auto-text-indent="false" fo:background-color="transparent"/>
      <style:text-properties fo:font-size="24pt" fo:font-weight="bold" officeooo:rsid="00097c27" officeooo:paragraph-rsid="00097c27" fo:background-color="transparent" style:font-weight-asian="bold" style:font-weight-complex="bold"/>
    </style:style>
    <style:style style:name="P21" style:family="paragraph" style:parent-style-name="Standard" style:master-page-name="">
      <loext:graphic-properties draw:fill="none"/>
      <style:paragraph-properties fo:margin-left="1in" fo:margin-right="0in" fo:text-align="start" style:justify-single-word="false" fo:text-indent="0in" style:auto-text-indent="false" style:page-number="auto" fo:background-color="transparent">
        <style:tab-stops>
          <style:tab-stop style:position="0.0138in"/>
        </style:tab-stops>
      </style:paragraph-properties>
      <style:text-properties fo:font-size="24pt" fo:font-weight="bold" officeooo:rsid="00097c27" officeooo:paragraph-rsid="000a2050" fo:background-color="transparent" style:font-weight-asian="bold" style:font-weight-complex="bold"/>
    </style:style>
    <style:style style:name="P22" style:family="paragraph" style:parent-style-name="Standard" style:master-page-name="">
      <loext:graphic-properties draw:fill="none"/>
      <style:paragraph-properties fo:margin-left="1.5618in" fo:margin-right="0in" fo:text-align="start" style:justify-single-word="false" fo:text-indent="0in" style:auto-text-indent="false" style:page-number="auto" fo:background-color="transparent"/>
      <style:text-properties fo:font-size="24pt" fo:font-weight="bold" officeooo:rsid="00093f1b" officeooo:paragraph-rsid="00093f1b" fo:background-color="transparent" style:font-weight-asian="bold" style:font-weight-complex="bold"/>
    </style:style>
    <style:style style:name="P23" style:family="paragraph" style:parent-style-name="Standard" style:master-page-name="">
      <loext:graphic-properties draw:fill="none"/>
      <style:paragraph-properties fo:margin-left="1.0618in" fo:margin-right="0in" fo:text-align="start" style:justify-single-word="false" fo:text-indent="0in" style:auto-text-indent="false" style:page-number="auto" fo:background-color="transparent">
        <style:tab-stops>
          <style:tab-stop style:position="0.0138in"/>
        </style:tab-stops>
      </style:paragraph-properties>
      <style:text-properties fo:font-size="24pt" fo:font-weight="bold" officeooo:rsid="000a5d7c" officeooo:paragraph-rsid="000a5d7c" fo:background-color="transparent" style:font-weight-asian="bold" style:font-weight-complex="bold"/>
    </style:style>
    <style:style style:name="P24" style:family="paragraph" style:parent-style-name="Standard" style:master-page-name="">
      <loext:graphic-properties draw:fill="none"/>
      <style:paragraph-properties fo:margin-left="1.5in" fo:margin-right="0in" fo:text-align="start" style:justify-single-word="false" fo:text-indent="0in" style:auto-text-indent="false" style:page-number="auto" fo:background-color="transparent"/>
      <style:text-properties fo:font-size="24pt" fo:font-weight="bold" officeooo:rsid="0005d485" officeooo:paragraph-rsid="0005d485" fo:background-color="#e16173" style:font-weight-asian="bold" style:font-weight-complex="bold"/>
    </style:style>
    <style:style style:name="P25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font-size="24pt" fo:font-weight="normal" officeooo:rsid="0002d261" officeooo:paragraph-rsid="0005a757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24pt" fo:font-weight="normal" officeooo:rsid="0002d261" officeooo:paragraph-rsid="0002d261" style:font-weight-asian="normal" style:font-weight-complex="normal"/>
    </style:style>
    <style:style style:name="P27" style:family="paragraph" style:parent-style-name="Standard">
      <loext:graphic-properties draw:fill="none"/>
      <style:paragraph-properties fo:margin-left="1.5in" fo:margin-right="0in" fo:text-align="start" style:justify-single-word="false" fo:text-indent="0in" style:auto-text-indent="false" fo:background-color="transparent"/>
      <style:text-properties fo:font-size="24pt" fo:font-weight="normal" officeooo:rsid="0005d485" officeooo:paragraph-rsid="0005d485" style:font-weight-asian="normal" style:font-weight-complex="normal"/>
    </style:style>
    <style:style style:name="P28" style:family="paragraph" style:parent-style-name="Standard" style:master-page-name="">
      <loext:graphic-properties draw:fill="none"/>
      <style:paragraph-properties fo:margin-left="1.5in" fo:margin-right="0in" fo:text-align="start" style:justify-single-word="false" fo:text-indent="0in" style:auto-text-indent="false" style:page-number="auto" fo:background-color="transparent"/>
      <style:text-properties fo:font-size="24pt" fo:font-weight="normal" officeooo:rsid="0005d485" officeooo:paragraph-rsid="0005d485" fo:background-color="transparent" style:font-weight-asian="normal" style:font-weight-complex="normal"/>
    </style:style>
    <style:style style:name="P29" style:family="paragraph" style:parent-style-name="Standard">
      <loext:graphic-properties draw:fill="none"/>
      <style:paragraph-properties fo:margin-left="1.5in" fo:margin-right="0in" fo:text-align="start" style:justify-single-word="false" fo:text-indent="0in" style:auto-text-indent="false" fo:background-color="transparent"/>
      <style:text-properties fo:font-size="24pt" fo:font-weight="normal" officeooo:rsid="0005d485" officeooo:paragraph-rsid="0005d485" fo:background-color="transparent" style:font-weight-asian="normal" style:font-weight-complex="normal"/>
    </style:style>
    <style:style style:name="P30" style:family="paragraph" style:parent-style-name="Standard">
      <loext:graphic-properties draw:fill="none"/>
      <style:paragraph-properties fo:margin-left="1.5618in" fo:margin-right="0in" fo:text-align="start" style:justify-single-word="false" fo:text-indent="0in" style:auto-text-indent="false" fo:background-color="transparent"/>
      <style:text-properties fo:font-size="24pt" fo:font-weight="normal" officeooo:rsid="00093f1b" officeooo:paragraph-rsid="00093f1b" fo:background-color="transparent" style:font-weight-asian="normal" style:font-weight-complex="normal"/>
    </style:style>
    <style:style style:name="P31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font-size="24pt" fo:font-weight="normal" officeooo:paragraph-rsid="00093f1b" fo:background-color="transparent" style:font-weight-asian="normal" style:font-weight-complex="normal"/>
    </style:style>
    <style:style style:name="P32" style:family="paragraph" style:parent-style-name="Standard" style:master-page-name="">
      <loext:graphic-properties draw:fill="none"/>
      <style:paragraph-properties fo:margin-left="1in" fo:margin-right="0in" fo:text-align="start" style:justify-single-word="false" fo:text-indent="0in" style:auto-text-indent="false" style:page-number="auto" fo:background-color="transparent"/>
      <style:text-properties fo:font-size="24pt" fo:font-weight="normal" officeooo:paragraph-rsid="00093f1b" fo:background-color="transparent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1in" fo:margin-right="0in" fo:text-align="start" style:justify-single-word="false" fo:text-indent="0in" style:auto-text-indent="false" fo:background-color="transparent"/>
      <style:text-properties fo:font-size="24pt" fo:font-weight="normal" officeooo:paragraph-rsid="00093f1b" fo:background-color="transparent" style:font-weight-asian="normal" style:font-weight-complex="normal"/>
    </style:style>
    <style:style style:name="P34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0.0138in"/>
        </style:tab-stops>
      </style:paragraph-properties>
      <style:text-properties fo:font-size="24pt" fo:font-weight="normal" officeooo:rsid="00097c27" officeooo:paragraph-rsid="000a2050" fo:background-color="transparent" style:font-weight-asian="normal" style:font-weight-complex="normal"/>
    </style:style>
    <style:style style:name="P35" style:family="paragraph" style:parent-style-name="Standard">
      <loext:graphic-properties draw:fill="none"/>
      <style:paragraph-properties fo:margin-left="1.5618in" fo:margin-right="0in" fo:text-align="start" style:justify-single-word="false" fo:text-indent="0in" style:auto-text-indent="false" fo:background-color="transparent"/>
      <style:text-properties fo:font-size="24pt" fo:font-style="italic" fo:font-weight="normal" officeooo:rsid="00093f1b" officeooo:paragraph-rsid="00093f1b" fo:background-color="transparent" style:font-style-asian="italic" style:font-weight-asian="normal" style:font-style-complex="italic" style:font-weight-complex="normal"/>
    </style:style>
    <style:style style:name="P36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0.0138in"/>
        </style:tab-stops>
      </style:paragraph-properties>
      <style:text-properties fo:font-size="24pt" fo:font-style="italic" fo:font-weight="normal" officeooo:paragraph-rsid="000bdd05" style:font-style-asian="italic" style:font-weight-asian="normal" style:font-style-complex="italic" style:font-weight-complex="normal"/>
    </style:style>
    <style:style style:name="P37" style:family="paragraph" style:parent-style-name="Standard">
      <loext:graphic-properties draw:fill="none"/>
      <style:paragraph-properties fo:margin-left="1.5618in" fo:margin-right="0in" fo:text-align="start" style:justify-single-word="false" fo:text-indent="0in" style:auto-text-indent="false" fo:background-color="transparent"/>
      <style:text-properties fo:font-size="24pt" fo:font-style="normal" fo:font-weight="normal" officeooo:rsid="00093f1b" officeooo:paragraph-rsid="00093f1b" fo:background-color="transparent" style:font-style-asian="normal" style:font-weight-asian="normal" style:font-style-complex="normal" style:font-weight-complex="normal"/>
    </style:style>
    <style:style style:name="P38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0.0138in"/>
        </style:tab-stops>
      </style:paragraph-properties>
      <style:text-properties fo:font-size="24pt" fo:font-style="normal" fo:font-weight="normal" officeooo:paragraph-rsid="000bdd05" style:font-style-asian="normal" style:font-weight-asian="normal" style:font-style-complex="normal" style:font-weight-complex="normal"/>
    </style:style>
    <style:style style:name="P39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0.0138in"/>
        </style:tab-stops>
      </style:paragraph-properties>
      <style:text-properties fo:font-size="24pt" fo:font-style="normal" fo:font-weight="normal" officeooo:rsid="000bdd05" officeooo:paragraph-rsid="000bdd05" style:font-style-asian="normal" style:font-weight-asian="normal" style:font-style-complex="normal" style:font-weight-complex="normal"/>
    </style:style>
    <style:style style:name="P40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0.0138in"/>
        </style:tab-stops>
      </style:paragraph-properties>
      <style:text-properties fo:font-size="24pt" fo:font-style="normal" fo:font-weight="normal" officeooo:rsid="000bdd05" officeooo:paragraph-rsid="000cdeb6" style:font-style-asian="normal" style:font-weight-asian="normal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1.5618in" fo:margin-right="0in" fo:text-align="start" style:justify-single-word="false" fo:text-indent="0in" style:auto-text-indent="false" fo:background-color="transparent"/>
      <style:text-properties fo:font-size="24pt" fo:font-style="normal" fo:font-weight="bold" officeooo:rsid="00093f1b" officeooo:paragraph-rsid="00093f1b" fo:background-color="transparent" style:font-style-asian="normal" style:font-weight-asian="bold" style:font-style-complex="normal" style:font-weight-complex="bold"/>
    </style:style>
    <style:style style:name="P42" style:family="paragraph" style:parent-style-name="Standard" style:master-page-name="">
      <loext:graphic-properties draw:fill="none"/>
      <style:paragraph-properties fo:margin-left="1.0618in" fo:margin-right="0in" fo:text-align="start" style:justify-single-word="false" fo:text-indent="0in" style:auto-text-indent="false" style:page-number="auto" fo:background-color="transparent">
        <style:tab-stops>
          <style:tab-stop style:position="0.0138in"/>
        </style:tab-stops>
      </style:paragraph-properties>
      <style:text-properties fo:font-size="24pt" fo:font-style="normal" fo:font-weight="bold" officeooo:rsid="000a640f" officeooo:paragraph-rsid="000b5cb5" fo:background-color="transparent" style:font-style-asian="normal" style:font-weight-asian="bold" style:font-style-complex="normal" style:font-weight-complex="bold"/>
    </style:style>
    <style:style style:name="P43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0.0138in"/>
        </style:tab-stops>
      </style:paragraph-properties>
      <style:text-properties fo:font-size="24pt" fo:font-style="normal" fo:font-weight="bold" officeooo:rsid="000bdd05" officeooo:paragraph-rsid="000cdeb6" style:font-style-asian="normal" style:font-weight-asian="bold" style:font-style-complex="normal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26pt" fo:font-weight="bold" officeooo:rsid="0002d261" officeooo:paragraph-rsid="0002d261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28pt" fo:font-weight="bold" officeooo:rsid="0002d261" officeooo:paragraph-rsid="0002d261" style:font-weight-asian="bold" style:font-weight-complex="bold"/>
    </style:style>
    <style:style style:name="P46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font-size="28pt" fo:font-weight="bold" officeooo:rsid="0002d261" officeooo:paragraph-rsid="0002d261" style:font-weight-asian="bold" style:font-weight-complex="bold"/>
    </style:style>
    <style:style style:name="P47" style:family="paragraph" style:parent-style-name="Standard">
      <style:paragraph-properties fo:text-align="start" style:justify-single-word="false" fo:break-before="page"/>
      <style:text-properties fo:font-size="28pt" fo:font-weight="bold" officeooo:rsid="0002d261" officeooo:paragraph-rsid="000ff84d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28pt" fo:font-weight="bold" officeooo:rsid="0002d261" officeooo:paragraph-rsid="000ff84d" style:font-weight-asian="bold" style:font-weight-complex="bold"/>
    </style:style>
    <style:style style:name="P49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font-size="28pt" fo:font-weight="bold" officeooo:paragraph-rsid="00093f1b" fo:background-color="#2a6099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28pt" fo:font-weight="normal" officeooo:rsid="0002d261" officeooo:paragraph-rsid="000ff84d" style:font-weight-asian="normal" style:font-weight-complex="normal"/>
    </style:style>
    <style:style style:name="P51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0.0138in"/>
        </style:tab-stops>
      </style:paragraph-properties>
      <style:text-properties fo:font-size="28pt" fo:font-style="normal" fo:font-weight="bold" officeooo:paragraph-rsid="000b5cb5" style:font-style-asian="normal" style:font-weight-asian="bold" style:font-style-complex="normal" style:font-weight-complex="bold"/>
    </style:style>
    <style:style style:name="P52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0.0138in"/>
        </style:tab-stops>
      </style:paragraph-properties>
      <style:text-properties fo:font-size="28pt" fo:font-style="normal" fo:font-weight="bold" officeooo:paragraph-rsid="000bdd05" style:font-style-asian="normal" style:font-weight-asian="bold" style:font-style-complex="normal" style:font-weight-complex="bold"/>
    </style:style>
    <style:style style:name="P53" style:family="paragraph" style:parent-style-name="Standard">
      <style:paragraph-properties fo:text-align="center" style:justify-single-word="false"/>
      <style:text-properties fo:font-size="36pt" fo:font-weight="bold" officeooo:rsid="0002d261" officeooo:paragraph-rsid="0002d261" style:font-weight-asian="bold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36pt" fo:font-style="italic" fo:font-weight="bold" officeooo:rsid="0002d261" officeooo:paragraph-rsid="0002d261" style:font-style-asian="italic" style:font-weight-asian="bold" style:font-style-complex="italic" style:font-weight-complex="bold"/>
    </style:style>
    <style:style style:name="P55" style:family="paragraph" style:parent-style-name="Standard">
      <loext:graphic-properties draw:fill="none"/>
      <style:paragraph-properties fo:margin-left="1.5618in" fo:margin-right="0in" fo:text-align="start" style:justify-single-word="false" fo:text-indent="0in" style:auto-text-indent="false" fo:background-color="transparent"/>
      <style:text-properties officeooo:paragraph-rsid="00093f1b"/>
    </style:style>
    <style:style style:name="P56" style:family="paragraph" style:parent-style-name="Standard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officeooo:paragraph-rsid="00093f1b"/>
    </style:style>
    <style:style style:name="P57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0.0138in"/>
        </style:tab-stops>
      </style:paragraph-properties>
      <style:text-properties officeooo:paragraph-rsid="000a5d7c"/>
    </style:style>
    <style:style style:name="P58" style:family="paragraph" style:parent-style-name="Standard" style:list-style-name="L1">
      <style:paragraph-properties fo:text-align="start" style:justify-single-word="false"/>
      <style:text-properties fo:font-size="24pt" fo:font-weight="normal" officeooo:rsid="0002d261" officeooo:paragraph-rsid="0002d261" style:font-weight-asian="normal" style:font-weight-complex="normal"/>
    </style:style>
    <style:style style:name="P59" style:family="paragraph" style:parent-style-name="Standard" style:list-style-name="L2">
      <style:paragraph-properties fo:text-align="start" style:justify-single-word="false"/>
      <style:text-properties fo:font-size="24pt" fo:font-weight="normal" officeooo:rsid="0002d261" officeooo:paragraph-rsid="0003d5ab" style:font-weight-asian="normal" style:font-weight-complex="normal"/>
    </style:style>
    <style:style style:name="P60" style:family="paragraph" style:parent-style-name="Standard" style:list-style-name="L2">
      <style:paragraph-properties fo:text-align="start" style:justify-single-word="false"/>
      <style:text-properties fo:font-size="24pt" fo:font-weight="normal" officeooo:rsid="0002d261" officeooo:paragraph-rsid="0002d261" style:font-weight-asian="normal" style:font-weight-complex="normal"/>
    </style:style>
    <style:style style:name="P61" style:family="paragraph" style:parent-style-name="Standard" style:list-style-name="L3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font-size="24pt" fo:font-weight="normal" officeooo:rsid="0002d261" officeooo:paragraph-rsid="0005a757" style:font-weight-asian="normal" style:font-weight-complex="normal"/>
    </style:style>
    <style:style style:name="P62" style:family="paragraph" style:parent-style-name="Standard" style:list-style-name="L3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font-size="24pt" fo:font-weight="normal" officeooo:rsid="0002d261" officeooo:paragraph-rsid="0002d261" style:font-weight-asian="normal" style:font-weight-complex="normal"/>
    </style:style>
    <style:style style:name="P63" style:family="paragraph" style:parent-style-name="Standard" style:list-style-name="L4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fo:font-size="24pt" fo:font-weight="normal" officeooo:rsid="0002d261" officeooo:paragraph-rsid="0005a757" style:font-weight-asian="normal" style:font-weight-complex="normal"/>
    </style:style>
    <style:style style:name="P64" style:family="paragraph" style:parent-style-name="Standard" style:list-style-name="L4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font-size="24pt" fo:font-weight="normal" officeooo:rsid="0002d261" officeooo:paragraph-rsid="0005a757" style:font-weight-asian="normal" style:font-weight-complex="normal"/>
    </style:style>
    <style:style style:name="P65" style:family="paragraph" style:parent-style-name="Standard" style:list-style-name="L5" style:master-page-name="">
      <loext:graphic-properties draw:fill="none"/>
      <style:paragraph-properties fo:margin-left="1.5in" fo:margin-right="0in" fo:text-align="start" style:justify-single-word="false" fo:text-indent="0in" style:auto-text-indent="false" style:page-number="auto" fo:background-color="transparent"/>
      <style:text-properties fo:font-size="24pt" fo:font-weight="normal" officeooo:rsid="0002d261" officeooo:paragraph-rsid="0005a757" style:font-weight-asian="normal" style:font-weight-complex="normal"/>
    </style:style>
    <style:style style:name="P66" style:family="paragraph" style:parent-style-name="Standard" style:list-style-name="L5">
      <loext:graphic-properties draw:fill="none"/>
      <style:paragraph-properties fo:margin-left="1.5in" fo:margin-right="0in" fo:text-align="start" style:justify-single-word="false" fo:text-indent="0in" style:auto-text-indent="false" fo:background-color="transparent"/>
      <style:text-properties fo:font-size="24pt" fo:font-weight="normal" officeooo:rsid="0002d261" officeooo:paragraph-rsid="0005a757" style:font-weight-asian="normal" style:font-weight-complex="normal"/>
    </style:style>
    <style:style style:name="P67" style:family="paragraph" style:parent-style-name="Standard" style:list-style-name="L5">
      <loext:graphic-properties draw:fill="none"/>
      <style:paragraph-properties fo:margin-left="1.5in" fo:margin-right="0in" fo:text-align="start" style:justify-single-word="false" fo:text-indent="0in" style:auto-text-indent="false" fo:background-color="transparent"/>
      <style:text-properties fo:font-size="24pt" fo:font-weight="normal" officeooo:rsid="0005d485" officeooo:paragraph-rsid="0005d485" style:font-weight-asian="normal" style:font-weight-complex="normal"/>
    </style:style>
    <style:style style:name="P68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fo:font-size="24pt" fo:font-weight="normal" officeooo:rsid="0005d485" officeooo:paragraph-rsid="0005d485" style:font-weight-asian="normal" style:font-weight-complex="normal"/>
    </style:style>
    <style:style style:name="P69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fo:font-size="24pt" fo:font-weight="normal" officeooo:rsid="0005d485" officeooo:paragraph-rsid="0005d485" fo:background-color="transparent" style:font-weight-asian="normal" style:font-weight-complex="normal"/>
    </style:style>
    <style:style style:name="P70" style:family="paragraph" style:parent-style-name="Standard" style:list-style-name="L8" style:master-page-name="">
      <loext:graphic-properties draw:fill="none"/>
      <style:paragraph-properties fo:margin-left="1.5in" fo:margin-right="0in" fo:text-align="start" style:justify-single-word="false" fo:text-indent="0in" style:auto-text-indent="false" style:page-number="auto" fo:background-color="transparent"/>
      <style:text-properties fo:font-size="24pt" fo:font-weight="normal" officeooo:paragraph-rsid="00093f1b" fo:background-color="transparent" style:font-weight-asian="normal" style:font-weight-complex="normal"/>
    </style:style>
    <style:style style:name="P71" style:family="paragraph" style:parent-style-name="Standard" style:list-style-name="L8">
      <loext:graphic-properties draw:fill="none"/>
      <style:paragraph-properties fo:margin-left="1.5in" fo:margin-right="0in" fo:text-align="start" style:justify-single-word="false" fo:text-indent="0in" style:auto-text-indent="false" fo:background-color="transparent"/>
      <style:text-properties fo:font-size="24pt" fo:font-weight="normal" officeooo:paragraph-rsid="00093f1b" fo:background-color="transparent" style:font-weight-asian="normal" style:font-weight-complex="normal"/>
    </style:style>
    <style:style style:name="P72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fo:font-size="24pt" fo:font-weight="normal" officeooo:paragraph-rsid="00093f1b" fo:background-color="transparent" style:font-weight-asian="normal" style:font-weight-complex="normal"/>
    </style:style>
    <style:style style:name="P73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fo:font-size="24pt" fo:font-weight="normal" officeooo:paragraph-rsid="00093f1b" fo:background-color="transparent" style:font-weight-asian="normal" style:font-weight-complex="normal"/>
    </style:style>
    <style:style style:name="P74" style:family="paragraph" style:parent-style-name="Standard" style:list-style-name="L11" style:master-page-name="">
      <loext:graphic-properties draw:fill="none"/>
      <style:paragraph-properties fo:margin-left="1.8118in" fo:margin-right="0in" fo:text-align="start" style:justify-single-word="false" fo:text-indent="0in" style:auto-text-indent="false" style:page-number="auto" fo:background-color="transparent"/>
      <style:text-properties fo:font-size="24pt" fo:font-weight="normal" officeooo:rsid="00097c27" officeooo:paragraph-rsid="00097c27" fo:background-color="transparent" style:font-weight-asian="normal" style:font-weight-complex="normal"/>
    </style:style>
    <style:style style:name="P75" style:family="paragraph" style:parent-style-name="Standard" style:list-style-name="L11">
      <loext:graphic-properties draw:fill="none"/>
      <style:paragraph-properties fo:margin-left="1.8118in" fo:margin-right="0in" fo:text-align="start" style:justify-single-word="false" fo:text-indent="0in" style:auto-text-indent="false" fo:background-color="transparent"/>
      <style:text-properties fo:font-size="24pt" fo:font-weight="normal" officeooo:rsid="00097c27" officeooo:paragraph-rsid="00097c27" fo:background-color="transparent" style:font-weight-asian="normal" style:font-weight-complex="normal"/>
    </style:style>
    <style:style style:name="P76" style:family="paragraph" style:parent-style-name="Standard" style:list-style-name="L12">
      <loext:graphic-properties draw:fill="none"/>
      <style:paragraph-properties fo:text-align="start" style:justify-single-word="false" fo:background-color="transparent"/>
      <style:text-properties fo:font-size="24pt" fo:font-weight="normal" officeooo:rsid="00097c27" officeooo:paragraph-rsid="00097c27" fo:background-color="transparent" style:font-weight-asian="normal" style:font-weight-complex="normal"/>
    </style:style>
    <style:style style:name="P77" style:family="paragraph" style:parent-style-name="Standard" style:list-style-name="L12">
      <loext:graphic-properties draw:fill="none"/>
      <style:paragraph-properties fo:text-align="start" style:justify-single-word="false" fo:background-color="transparent"/>
      <style:text-properties fo:font-size="24pt" fo:font-weight="normal" officeooo:rsid="00097c27" officeooo:paragraph-rsid="000a2050" fo:background-color="transparent" style:font-weight-asian="normal" style:font-weight-complex="normal"/>
    </style:style>
    <style:style style:name="P78" style:family="paragraph" style:parent-style-name="Standard" style:list-style-name="L13">
      <loext:graphic-properties draw:fill="none"/>
      <style:paragraph-properties fo:text-align="start" style:justify-single-word="false" fo:background-color="transparent">
        <style:tab-stops>
          <style:tab-stop style:position="0.0138in"/>
        </style:tab-stops>
      </style:paragraph-properties>
      <style:text-properties fo:font-size="24pt" fo:font-weight="normal" officeooo:rsid="00097c27" officeooo:paragraph-rsid="000a2050" fo:background-color="transparent" style:font-weight-asian="normal" style:font-weight-complex="normal"/>
    </style:style>
    <style:style style:name="P79" style:family="paragraph" style:parent-style-name="Standard" style:list-style-name="L14" style:master-page-name="">
      <loext:graphic-properties draw:fill="none"/>
      <style:paragraph-properties fo:margin-left="1.8118in" fo:margin-right="0in" fo:text-align="start" style:justify-single-word="false" fo:text-indent="0in" style:auto-text-indent="false" style:page-number="auto" fo:background-color="transparent">
        <style:tab-stops>
          <style:tab-stop style:position="0.0138in"/>
        </style:tab-stops>
      </style:paragraph-properties>
      <style:text-properties fo:font-size="24pt" fo:font-weight="normal" officeooo:rsid="00097c27" officeooo:paragraph-rsid="000a2050" fo:background-color="transparent" style:font-weight-asian="normal" style:font-weight-complex="normal"/>
    </style:style>
    <style:style style:name="P80" style:family="paragraph" style:parent-style-name="Standard" style:list-style-name="L14">
      <loext:graphic-properties draw:fill="none"/>
      <style:paragraph-properties fo:margin-left="1.8118in" fo:margin-right="0in" fo:text-align="start" style:justify-single-word="false" fo:text-indent="0in" style:auto-text-indent="false" fo:background-color="transparent">
        <style:tab-stops>
          <style:tab-stop style:position="0.0138in"/>
        </style:tab-stops>
      </style:paragraph-properties>
      <style:text-properties fo:font-size="24pt" fo:font-weight="normal" officeooo:rsid="00097c27" officeooo:paragraph-rsid="000a5d7c" fo:background-color="transparent" style:font-weight-asian="normal" style:font-weight-complex="normal"/>
    </style:style>
    <style:style style:name="P81" style:family="paragraph" style:parent-style-name="Standard" style:list-style-name="L15" style:master-page-name="">
      <loext:graphic-properties draw:fill="none"/>
      <style:paragraph-properties fo:margin-left="1.5618in" fo:margin-right="0in" fo:text-align="start" style:justify-single-word="false" fo:text-indent="0in" style:auto-text-indent="false" style:page-number="auto" fo:background-color="transparent">
        <style:tab-stops>
          <style:tab-stop style:position="0.0138in"/>
        </style:tab-stops>
      </style:paragraph-properties>
      <style:text-properties fo:font-size="24pt" fo:font-weight="normal" officeooo:rsid="00097c27" officeooo:paragraph-rsid="000a3f9a" fo:background-color="transparent" style:font-weight-asian="normal" style:font-weight-complex="normal"/>
    </style:style>
    <style:style style:name="P82" style:family="paragraph" style:parent-style-name="Standard" style:list-style-name="L15">
      <loext:graphic-properties draw:fill="none"/>
      <style:paragraph-properties fo:margin-left="1.5618in" fo:margin-right="0in" fo:text-align="start" style:justify-single-word="false" fo:text-indent="0in" style:auto-text-indent="false" fo:background-color="transparent">
        <style:tab-stops>
          <style:tab-stop style:position="0.0138in"/>
        </style:tab-stops>
      </style:paragraph-properties>
      <style:text-properties fo:font-size="24pt" fo:font-weight="normal" officeooo:rsid="00097c27" officeooo:paragraph-rsid="000a640f" fo:background-color="transparent" style:font-weight-asian="normal" style:font-weight-complex="normal"/>
    </style:style>
    <style:style style:name="P83" style:family="paragraph" style:parent-style-name="Standard" style:list-style-name="L16" style:master-page-name="">
      <loext:graphic-properties draw:fill="none"/>
      <style:paragraph-properties fo:margin-left="1.5618in" fo:margin-right="0in" fo:text-align="start" style:justify-single-word="false" fo:text-indent="0in" style:auto-text-indent="false" style:page-number="auto" fo:background-color="transparent">
        <style:tab-stops>
          <style:tab-stop style:position="0.0138in"/>
        </style:tab-stops>
      </style:paragraph-properties>
      <style:text-properties fo:font-size="24pt" fo:font-weight="normal" officeooo:rsid="000a5d7c" officeooo:paragraph-rsid="000a5d7c" fo:background-color="transparent" style:font-weight-asian="normal" style:font-weight-complex="normal"/>
    </style:style>
    <style:style style:name="P84" style:family="paragraph" style:parent-style-name="Standard" style:list-style-name="L16" style:master-page-name="">
      <loext:graphic-properties draw:fill="none"/>
      <style:paragraph-properties fo:margin-left="1.75in" fo:margin-right="0in" fo:text-align="start" style:justify-single-word="false" fo:text-indent="0in" style:auto-text-indent="false" style:page-number="auto" fo:background-color="transparent">
        <style:tab-stops>
          <style:tab-stop style:position="0.0138in"/>
        </style:tab-stops>
      </style:paragraph-properties>
      <style:text-properties fo:font-size="24pt" fo:font-weight="normal" officeooo:rsid="000a5d7c" officeooo:paragraph-rsid="000a5d7c" fo:background-color="transparent" style:font-weight-asian="normal" style:font-weight-complex="normal"/>
    </style:style>
    <style:style style:name="P85" style:family="paragraph" style:parent-style-name="Standard" style:list-style-name="L16">
      <loext:graphic-properties draw:fill="none"/>
      <style:paragraph-properties fo:margin-left="1.75in" fo:margin-right="0in" fo:text-align="start" style:justify-single-word="false" fo:text-indent="0in" style:auto-text-indent="false" fo:background-color="transparent">
        <style:tab-stops>
          <style:tab-stop style:position="0.0138in"/>
        </style:tab-stops>
      </style:paragraph-properties>
      <style:text-properties fo:font-size="24pt" fo:font-weight="normal" officeooo:rsid="000a5d7c" officeooo:paragraph-rsid="000a5d7c" fo:background-color="transparent" style:font-weight-asian="normal" style:font-weight-complex="normal"/>
    </style:style>
    <style:style style:name="P86" style:family="paragraph" style:parent-style-name="Standard" style:list-style-name="L16" style:master-page-name="">
      <loext:graphic-properties draw:fill="none"/>
      <style:paragraph-properties fo:margin-left="2in" fo:margin-right="0in" fo:text-align="start" style:justify-single-word="false" fo:text-indent="0in" style:auto-text-indent="false" style:page-number="auto" fo:background-color="transparent">
        <style:tab-stops>
          <style:tab-stop style:position="0.0138in"/>
        </style:tab-stops>
      </style:paragraph-properties>
      <style:text-properties fo:font-size="24pt" fo:font-weight="normal" officeooo:rsid="000a5d7c" officeooo:paragraph-rsid="000a5d7c" fo:background-color="transparent" style:font-weight-asian="normal" style:font-weight-complex="normal"/>
    </style:style>
    <style:style style:name="P87" style:family="paragraph" style:parent-style-name="Standard" style:list-style-name="L16">
      <loext:graphic-properties draw:fill="none"/>
      <style:paragraph-properties fo:margin-left="2in" fo:margin-right="0in" fo:text-align="start" style:justify-single-word="false" fo:text-indent="0in" style:auto-text-indent="false" fo:background-color="transparent">
        <style:tab-stops>
          <style:tab-stop style:position="0.0138in"/>
        </style:tab-stops>
      </style:paragraph-properties>
      <style:text-properties fo:font-size="24pt" fo:font-weight="normal" officeooo:rsid="000a5d7c" officeooo:paragraph-rsid="000a5d7c" fo:background-color="transparent" style:font-weight-asian="normal" style:font-weight-complex="normal"/>
    </style:style>
    <style:style style:name="P88" style:family="paragraph" style:parent-style-name="Standard" style:list-style-name="L16" style:master-page-name="">
      <loext:graphic-properties draw:fill="none"/>
      <style:paragraph-properties fo:margin-left="1.8118in" fo:margin-right="0in" fo:text-align="start" style:justify-single-word="false" fo:text-indent="0in" style:auto-text-indent="false" style:page-number="auto" fo:background-color="transparent">
        <style:tab-stops>
          <style:tab-stop style:position="0.0138in"/>
        </style:tab-stops>
      </style:paragraph-properties>
      <style:text-properties fo:font-size="24pt" fo:font-weight="normal" officeooo:rsid="000a5d7c" officeooo:paragraph-rsid="000a5d7c" fo:background-color="transparent" style:font-weight-asian="normal" style:font-weight-complex="normal"/>
    </style:style>
    <style:style style:name="P89" style:family="paragraph" style:parent-style-name="Standard" style:list-style-name="L2">
      <style:paragraph-properties fo:text-align="start" style:justify-single-word="false"/>
      <style:text-properties fo:font-size="24pt" fo:font-weight="bold" officeooo:rsid="0002d261" officeooo:paragraph-rsid="0003d5ab" style:font-weight-asian="bold" style:font-weight-complex="bold"/>
    </style:style>
    <style:style style:name="P90" style:family="paragraph" style:parent-style-name="Standard" style:list-style-name="L3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fo:font-size="24pt" fo:font-weight="bold" officeooo:rsid="0002d261" officeooo:paragraph-rsid="0002d261" style:font-weight-asian="bold" style:font-weight-complex="bold"/>
    </style:style>
    <style:style style:name="P91" style:family="paragraph" style:parent-style-name="Standard" style:list-style-name="L3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font-size="24pt" fo:font-weight="bold" officeooo:rsid="0002d261" officeooo:paragraph-rsid="0002d261" style:font-weight-asian="bold" style:font-weight-complex="bold"/>
    </style:style>
    <style:style style:name="P92" style:family="paragraph" style:parent-style-name="Standard" style:list-style-name="L5">
      <loext:graphic-properties draw:fill="none"/>
      <style:paragraph-properties fo:margin-left="1.5in" fo:margin-right="0in" fo:text-align="start" style:justify-single-word="false" fo:text-indent="0in" style:auto-text-indent="false" fo:background-color="transparent"/>
      <style:text-properties fo:font-size="24pt" fo:font-weight="bold" officeooo:rsid="0002d261" officeooo:paragraph-rsid="0005a757" style:font-weight-asian="bold" style:font-weight-complex="bold"/>
    </style:style>
    <style:style style:name="P93" style:family="paragraph" style:parent-style-name="Standard" style:list-style-name="L11">
      <loext:graphic-properties draw:fill="none"/>
      <style:paragraph-properties fo:text-align="start" style:justify-single-word="false" fo:background-color="transparent"/>
      <style:text-properties fo:font-size="24pt" fo:font-weight="bold" officeooo:rsid="00097c27" officeooo:paragraph-rsid="00097c27" fo:background-color="transparent" style:font-weight-asian="bold" style:font-weight-complex="bold"/>
    </style:style>
    <style:style style:name="P94" style:family="paragraph" style:parent-style-name="Standard" style:list-style-name="L15" style:master-page-name="">
      <loext:graphic-properties draw:fill="none"/>
      <style:paragraph-properties fo:margin-left="1in" fo:margin-right="0in" fo:text-align="start" style:justify-single-word="false" fo:text-indent="0in" style:auto-text-indent="false" style:page-number="auto" fo:background-color="transparent">
        <style:tab-stops>
          <style:tab-stop style:position="0.0138in"/>
        </style:tab-stops>
      </style:paragraph-properties>
      <style:text-properties fo:font-size="24pt" fo:font-weight="bold" officeooo:rsid="00097c27" officeooo:paragraph-rsid="000a640f" fo:background-color="transparent" style:font-weight-asian="bold" style:font-weight-complex="bold"/>
    </style:style>
    <style:style style:name="P95" style:family="paragraph" style:parent-style-name="Standard" style:list-style-name="L17">
      <loext:graphic-properties draw:fill="none"/>
      <style:paragraph-properties fo:text-align="start" style:justify-single-word="false" fo:background-color="transparent">
        <style:tab-stops>
          <style:tab-stop style:position="0.0138in"/>
        </style:tab-stops>
      </style:paragraph-properties>
      <style:text-properties fo:font-size="24pt" fo:font-style="italic" fo:font-weight="bold" officeooo:rsid="000a640f" officeooo:paragraph-rsid="000a5d7c" fo:background-color="transparent" style:font-style-asian="italic" style:font-weight-asian="bold" style:font-style-complex="italic" style:font-weight-complex="bold"/>
    </style:style>
    <style:style style:name="P96" style:family="paragraph" style:parent-style-name="Standard" style:list-style-name="L17">
      <loext:graphic-properties draw:fill="none"/>
      <style:paragraph-properties fo:text-align="start" style:justify-single-word="false" fo:background-color="transparent">
        <style:tab-stops>
          <style:tab-stop style:position="0.0138in"/>
        </style:tab-stops>
      </style:paragraph-properties>
      <style:text-properties fo:font-size="24pt" fo:font-style="italic" fo:font-weight="bold" officeooo:rsid="000b5cb5" officeooo:paragraph-rsid="000b5cb5" fo:background-color="transparent" style:font-style-asian="italic" style:font-weight-asian="bold" style:font-style-complex="italic" style:font-weight-complex="bold"/>
    </style:style>
    <style:style style:name="P97" style:family="paragraph" style:parent-style-name="Standard" style:list-style-name="L17">
      <loext:graphic-properties draw:fill="none"/>
      <style:paragraph-properties fo:text-align="start" style:justify-single-word="false" fo:background-color="transparent">
        <style:tab-stops>
          <style:tab-stop style:position="0.0138in"/>
        </style:tab-stops>
      </style:paragraph-properties>
      <style:text-properties fo:font-size="24pt" fo:font-style="italic" fo:font-weight="normal" officeooo:rsid="000a80ab" officeooo:paragraph-rsid="000a80ab" fo:background-color="transparent" style:font-style-asian="italic" style:font-weight-asian="normal" style:font-style-complex="italic" style:font-weight-complex="normal"/>
    </style:style>
    <style:style style:name="P98" style:family="paragraph" style:parent-style-name="Standard" style:list-style-name="L17">
      <loext:graphic-properties draw:fill="none"/>
      <style:paragraph-properties fo:text-align="start" style:justify-single-word="false" fo:background-color="transparent">
        <style:tab-stops>
          <style:tab-stop style:position="0.0138in"/>
        </style:tab-stops>
      </style:paragraph-properties>
      <style:text-properties fo:font-size="24pt" fo:font-style="normal" fo:font-weight="normal" officeooo:rsid="000a640f" officeooo:paragraph-rsid="000a640f" fo:background-color="transparent" style:font-style-asian="normal" style:font-weight-asian="normal" style:font-style-complex="normal" style:font-weight-complex="normal"/>
    </style:style>
    <style:style style:name="P99" style:family="paragraph" style:parent-style-name="Standard" style:list-style-name="L18" style:master-page-name="">
      <loext:graphic-properties draw:fill="none"/>
      <style:paragraph-properties fo:margin-left="1.3752in" fo:margin-right="0in" fo:text-align="start" style:justify-single-word="false" fo:text-indent="-0.25in" style:auto-text-indent="false" style:page-number="auto" fo:background-color="transparent">
        <style:tab-stops>
          <style:tab-stop style:position="0.0138in"/>
        </style:tab-stops>
      </style:paragraph-properties>
      <style:text-properties fo:font-size="24pt" fo:font-style="normal" fo:font-weight="normal" officeooo:paragraph-rsid="000b5cb5" style:font-style-asian="normal" style:font-weight-asian="normal" style:font-style-complex="normal" style:font-weight-complex="normal"/>
    </style:style>
    <style:style style:name="P100" style:family="paragraph" style:parent-style-name="Standard" style:list-style-name="L18">
      <loext:graphic-properties draw:fill="none"/>
      <style:paragraph-properties fo:margin-left="1.3752in" fo:margin-right="0in" fo:text-align="start" style:justify-single-word="false" fo:text-indent="-0.25in" style:auto-text-indent="false" fo:background-color="transparent">
        <style:tab-stops>
          <style:tab-stop style:position="0.0138in"/>
        </style:tab-stops>
      </style:paragraph-properties>
      <style:text-properties fo:font-size="24pt" fo:font-style="normal" fo:font-weight="normal" officeooo:paragraph-rsid="000b5cb5" style:font-style-asian="normal" style:font-weight-asian="normal" style:font-style-complex="normal" style:font-weight-complex="normal"/>
    </style:style>
    <style:style style:name="P101" style:family="paragraph" style:parent-style-name="Standard" style:list-style-name="L19">
      <loext:graphic-properties draw:fill="none"/>
      <style:paragraph-properties fo:text-align="start" style:justify-single-word="false" fo:background-color="transparent">
        <style:tab-stops>
          <style:tab-stop style:position="0.0138in"/>
        </style:tab-stops>
      </style:paragraph-properties>
      <style:text-properties fo:font-size="24pt" fo:font-style="normal" fo:font-weight="normal" officeooo:rsid="000cdeb6" officeooo:paragraph-rsid="000cdeb6" style:font-style-asian="normal" style:font-weight-asian="normal" style:font-style-complex="normal" style:font-weight-complex="normal"/>
    </style:style>
    <style:style style:name="P102" style:family="paragraph" style:parent-style-name="Standard" style:list-style-name="L1">
      <style:paragraph-properties fo:text-align="start" style:justify-single-word="false"/>
      <style:text-properties fo:font-size="14pt" fo:font-weight="bold" officeooo:rsid="0002d261" officeooo:paragraph-rsid="0002d261" style:font-weight-asian="bold" style:font-weight-complex="bold"/>
    </style:style>
    <style:style style:name="P103" style:family="paragraph" style:parent-style-name="Standard" style:list-style-name="L5">
      <loext:graphic-properties draw:fill="none"/>
      <style:paragraph-properties fo:margin-left="1.5in" fo:margin-right="0in" fo:text-align="start" style:justify-single-word="false" fo:text-indent="0in" style:auto-text-indent="false" fo:background-color="transparent"/>
      <style:text-properties fo:font-size="14pt" fo:font-weight="normal" officeooo:rsid="0002d261" officeooo:paragraph-rsid="0005a757" style:font-weight-asian="normal" style:font-weight-complex="normal"/>
    </style:style>
    <style:style style:name="P104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fo:font-size="14pt" fo:font-weight="normal" officeooo:rsid="0005d485" officeooo:paragraph-rsid="0005d485" style:font-weight-asian="normal" style:font-weight-complex="normal"/>
    </style:style>
    <style:style style:name="P105" style:family="paragraph" style:parent-style-name="Standard" style:list-style-name="L13">
      <loext:graphic-properties draw:fill="none"/>
      <style:paragraph-properties fo:text-align="start" style:justify-single-word="false" fo:background-color="transparent">
        <style:tab-stops>
          <style:tab-stop style:position="0.0138in"/>
        </style:tab-stops>
      </style:paragraph-properties>
      <style:text-properties fo:font-size="14pt" fo:font-weight="normal" officeooo:rsid="00097c27" officeooo:paragraph-rsid="000a2050" fo:background-color="transparent" style:font-weight-asian="normal" style:font-weight-complex="normal"/>
    </style:style>
    <style:style style:name="P106" style:family="paragraph" style:parent-style-name="Standard" style:list-style-name="L14">
      <loext:graphic-properties draw:fill="none"/>
      <style:paragraph-properties fo:margin-left="1.8118in" fo:margin-right="0in" fo:text-align="start" style:justify-single-word="false" fo:text-indent="0in" style:auto-text-indent="false" fo:background-color="transparent">
        <style:tab-stops>
          <style:tab-stop style:position="0.0138in"/>
        </style:tab-stops>
      </style:paragraph-properties>
      <style:text-properties fo:font-size="14pt" fo:font-weight="normal" officeooo:rsid="00097c27" officeooo:paragraph-rsid="000a5d7c" fo:background-color="transparent" style:font-weight-asian="normal" style:font-weight-complex="normal"/>
    </style:style>
    <style:style style:name="P107" style:family="paragraph" style:parent-style-name="Standard" style:list-style-name="L15">
      <loext:graphic-properties draw:fill="none"/>
      <style:paragraph-properties fo:margin-left="1.5618in" fo:margin-right="0in" fo:text-align="start" style:justify-single-word="false" fo:text-indent="0in" style:auto-text-indent="false" fo:background-color="transparent">
        <style:tab-stops>
          <style:tab-stop style:position="0.0138in"/>
        </style:tab-stops>
      </style:paragraph-properties>
      <style:text-properties fo:font-size="14pt" fo:font-weight="normal" officeooo:rsid="00097c27" officeooo:paragraph-rsid="000a640f" fo:background-color="transparent" style:font-weight-asian="normal" style:font-weight-complex="normal"/>
    </style:style>
    <style:style style:name="P108" style:family="paragraph" style:parent-style-name="Standard" style:list-style-name="L16">
      <loext:graphic-properties draw:fill="none"/>
      <style:paragraph-properties fo:margin-left="1.8118in" fo:margin-right="0in" fo:text-align="start" style:justify-single-word="false" fo:text-indent="0in" style:auto-text-indent="false" fo:background-color="transparent">
        <style:tab-stops>
          <style:tab-stop style:position="0.0138in"/>
        </style:tab-stops>
      </style:paragraph-properties>
      <style:text-properties fo:font-size="14pt" fo:font-weight="normal" officeooo:rsid="000a5d7c" officeooo:paragraph-rsid="000a5d7c" fo:background-color="transparent" style:font-weight-asian="normal" style:font-weight-complex="normal"/>
    </style:style>
    <style:style style:name="P109" style:family="paragraph" style:parent-style-name="Standard" style:list-style-name="L17">
      <loext:graphic-properties draw:fill="none"/>
      <style:paragraph-properties fo:text-align="start" style:justify-single-word="false" fo:background-color="transparent">
        <style:tab-stops>
          <style:tab-stop style:position="0.0138in"/>
        </style:tab-stops>
      </style:paragraph-properties>
      <style:text-properties fo:font-size="14pt" fo:font-style="normal" fo:font-weight="normal" officeooo:paragraph-rsid="000a640f" style:font-style-asian="normal" style:font-weight-asian="normal" style:font-style-complex="normal" style:font-weight-complex="normal"/>
    </style:style>
    <style:style style:name="P110" style:family="paragraph" style:parent-style-name="Standard" style:list-style-name="L17">
      <loext:graphic-properties draw:fill="none"/>
      <style:paragraph-properties fo:text-align="start" style:justify-single-word="false" fo:background-color="transparent">
        <style:tab-stops>
          <style:tab-stop style:position="0.0138in"/>
        </style:tab-stops>
      </style:paragraph-properties>
      <style:text-properties fo:font-weight="normal" officeooo:paragraph-rsid="000a5d7c" style:font-weight-asian="normal" style:font-weight-complex="normal"/>
    </style:style>
    <style:style style:name="P111" style:family="paragraph" style:parent-style-name="Standard" style:list-style-name="L17">
      <loext:graphic-properties draw:fill="none"/>
      <style:paragraph-properties fo:text-align="start" style:justify-single-word="false" fo:background-color="transparent">
        <style:tab-stops>
          <style:tab-stop style:position="0.0138in"/>
        </style:tab-stops>
      </style:paragraph-properties>
      <style:text-properties fo:font-weight="normal" officeooo:paragraph-rsid="000a640f" style:font-weight-asian="normal" style:font-weight-complex="normal"/>
    </style:style>
    <style:style style:name="P112" style:family="paragraph" style:parent-style-name="Standard" style:list-style-name="L17">
      <loext:graphic-properties draw:fill="none"/>
      <style:paragraph-properties fo:text-align="start" style:justify-single-word="false" fo:background-color="transparent">
        <style:tab-stops>
          <style:tab-stop style:position="0.0138in"/>
        </style:tab-stops>
      </style:paragraph-properties>
      <style:text-properties fo:font-style="italic" fo:font-weight="bold" officeooo:paragraph-rsid="000a5d7c" style:font-style-asian="italic" style:font-weight-asian="bold" style:font-style-complex="italic" style:font-weight-complex="bold"/>
    </style:style>
    <style:style style:name="P113" style:family="paragraph" style:parent-style-name="Standard" style:list-style-name="L17">
      <loext:graphic-properties draw:fill="none"/>
      <style:paragraph-properties fo:text-align="start" style:justify-single-word="false" fo:background-color="transparent">
        <style:tab-stops>
          <style:tab-stop style:position="0.0138in"/>
        </style:tab-stops>
      </style:paragraph-properties>
      <style:text-properties fo:font-style="italic" fo:font-weight="bold" officeooo:paragraph-rsid="000a80ab" style:font-style-asian="italic" style:font-weight-asian="bold" style:font-style-complex="italic" style:font-weight-complex="bold"/>
    </style:style>
    <style:style style:name="P114" style:family="paragraph" style:parent-style-name="Standard" style:list-style-name="L17">
      <loext:graphic-properties draw:fill="none"/>
      <style:paragraph-properties fo:text-align="start" style:justify-single-word="false" fo:background-color="transparent">
        <style:tab-stops>
          <style:tab-stop style:position="0.0138in"/>
        </style:tab-stops>
      </style:paragraph-properties>
      <style:text-properties fo:font-style="italic" fo:font-weight="bold" officeooo:rsid="000a80ab" officeooo:paragraph-rsid="000a80ab" style:font-style-asian="italic" style:font-weight-asian="bold" style:font-style-complex="italic" style:font-weight-complex="bold"/>
    </style:style>
    <style:style style:name="P115" style:family="paragraph" style:parent-style-name="Standard" style:list-style-name="L17">
      <loext:graphic-properties draw:fill="none"/>
      <style:paragraph-properties fo:text-align="start" style:justify-single-word="false" fo:background-color="transparent">
        <style:tab-stops>
          <style:tab-stop style:position="0.0138in"/>
        </style:tab-stops>
      </style:paragraph-properties>
      <style:text-properties fo:font-style="normal" fo:font-weight="normal" officeooo:paragraph-rsid="000a640f" style:font-style-asian="normal" style:font-weight-asian="normal" style:font-style-complex="normal" style:font-weight-complex="normal"/>
    </style:style>
    <style:style style:name="P116" style:family="paragraph" style:parent-style-name="Standard" style:list-style-name="L17">
      <loext:graphic-properties draw:fill="none"/>
      <style:paragraph-properties fo:text-align="start" style:justify-single-word="false" fo:background-color="transparent">
        <style:tab-stops>
          <style:tab-stop style:position="0.0138in"/>
        </style:tab-stops>
      </style:paragraph-properties>
      <style:text-properties fo:font-style="normal" fo:font-weight="normal" officeooo:paragraph-rsid="000b5cb5" style:font-style-asian="normal" style:font-weight-asian="normal" style:font-style-complex="normal" style:font-weight-complex="normal"/>
    </style:style>
    <style:style style:name="P117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0.0138in"/>
        </style:tab-stops>
      </style:paragraph-properties>
      <style:text-properties fo:font-size="28pt" fo:font-style="normal" fo:font-weight="bold" officeooo:paragraph-rsid="000b5cb5" style:font-style-asian="normal" style:font-weight-asian="bold" style:font-style-complex="normal" style:font-weight-complex="bold"/>
    </style:style>
    <style:style style:name="P118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0.0138in"/>
        </style:tab-stops>
      </style:paragraph-properties>
      <style:text-properties fo:font-size="28pt" fo:font-style="normal" fo:font-weight="bold" officeooo:rsid="001689cf" officeooo:paragraph-rsid="001689cf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3d5ab" style:font-weight-asian="normal" style:font-weight-complex="normal"/>
    </style:style>
    <style:style style:name="T6" style:family="text">
      <style:text-properties fo:font-weight="normal" officeooo:rsid="0005a757" style:font-weight-asian="normal" style:font-weight-complex="normal"/>
    </style:style>
    <style:style style:name="T7" style:family="text">
      <style:text-properties fo:font-weight="normal" officeooo:rsid="000cdeb6" style:font-weight-asian="normal" style:font-weight-complex="normal"/>
    </style:style>
    <style:style style:name="T8" style:family="text">
      <style:text-properties fo:font-weight="normal" fo:background-color="#158466" loext:char-shading-value="0" style:font-weight-asian="normal" style:font-weight-complex="normal"/>
    </style:style>
    <style:style style:name="T9" style:family="text">
      <style:text-properties fo:font-weight="normal" fo:background-color="#2a6099" loext:char-shading-value="0" style:font-weight-asian="normal" style:font-weight-complex="normal"/>
    </style:style>
    <style:style style:name="T10" style:family="text">
      <style:text-properties fo:font-weight="normal" officeooo:rsid="0005a757" fo:background-color="#2a6099" loext:char-shading-value="0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5a757" style:font-weight-asian="bold" style:font-weight-complex="bold"/>
    </style:style>
    <style:style style:name="T13" style:family="text">
      <style:text-properties fo:font-weight="bold" officeooo:rsid="00093f1b" style:font-weight-asian="bold" style:font-weight-complex="bold"/>
    </style:style>
    <style:style style:name="T14" style:family="text">
      <style:text-properties fo:font-weight="bold" officeooo:rsid="000bdd05" style:font-weight-asian="bold" style:font-weight-complex="bold"/>
    </style:style>
    <style:style style:name="T15" style:family="text">
      <style:text-properties fo:font-weight="bold" fo:background-color="#ff4000" loext:char-shading-value="0" style:font-weight-asian="bold" style:font-weight-complex="bold"/>
    </style:style>
    <style:style style:name="T16" style:family="text">
      <style:text-properties fo:font-weight="bold" fo:background-color="#3faf46" loext:char-shading-value="0" style:font-weight-asian="bold" style:font-weight-complex="bold"/>
    </style:style>
    <style:style style:name="T17" style:family="text">
      <style:text-properties fo:font-size="26pt"/>
    </style:style>
    <style:style style:name="T18" style:family="text">
      <style:text-properties fo:font-size="26pt" fo:font-weight="bold" style:font-weight-asian="bold" style:font-weight-complex="bold"/>
    </style:style>
    <style:style style:name="T19" style:family="text">
      <style:text-properties fo:font-size="24pt"/>
    </style:style>
    <style:style style:name="T20" style:family="text">
      <style:text-properties fo:font-size="24pt" fo:font-weight="bold" style:font-weight-asian="bold" style:font-weight-complex="bold"/>
    </style:style>
    <style:style style:name="T21" style:family="text">
      <style:text-properties fo:font-size="24pt" fo:font-weight="bold" officeooo:rsid="000a5d7c" fo:background-color="transparent" loext:char-shading-value="0" style:font-weight-asian="bold" style:font-weight-complex="bold"/>
    </style:style>
    <style:style style:name="T22" style:family="text">
      <style:text-properties fo:font-size="24pt" fo:font-weight="bold" officeooo:rsid="00097c27" fo:background-color="transparent" loext:char-shading-value="0" style:font-weight-asian="bold" style:font-weight-complex="bold"/>
    </style:style>
    <style:style style:name="T23" style:family="text">
      <style:text-properties fo:font-size="24pt" fo:font-weight="bold" officeooo:rsid="000a2050" fo:background-color="transparent" loext:char-shading-value="0" style:font-weight-asian="bold" style:font-weight-complex="bold"/>
    </style:style>
    <style:style style:name="T24" style:family="text">
      <style:text-properties fo:font-size="24pt" fo:font-weight="bold" officeooo:rsid="000a80ab" fo:background-color="transparent" loext:char-shading-value="0" style:font-weight-asian="bold" style:font-weight-complex="bold"/>
    </style:style>
    <style:style style:name="T25" style:family="text">
      <style:text-properties fo:font-size="24pt" fo:font-weight="normal" fo:background-color="transparent" loext:char-shading-value="0" style:font-weight-asian="normal" style:font-weight-complex="normal"/>
    </style:style>
    <style:style style:name="T26" style:family="text">
      <style:text-properties fo:font-size="24pt" fo:font-weight="normal" officeooo:rsid="000a640f" fo:background-color="transparent" loext:char-shading-value="0" style:font-weight-asian="normal" style:font-weight-complex="normal"/>
    </style:style>
    <style:style style:name="T27" style:family="text">
      <style:text-properties fo:font-size="24pt" fo:font-weight="normal" officeooo:rsid="000a80ab" fo:background-color="transparent" loext:char-shading-value="0" style:font-weight-asian="normal" style:font-weight-complex="normal"/>
    </style:style>
    <style:style style:name="T28" style:family="text">
      <style:text-properties fo:font-size="24pt" fo:font-weight="normal" officeooo:rsid="000b5cb5" fo:background-color="transparent" loext:char-shading-value="0" style:font-weight-asian="normal" style:font-weight-complex="normal"/>
    </style:style>
    <style:style style:name="T29" style:family="text">
      <style:text-properties fo:font-size="24pt" fo:font-style="normal" fo:font-weight="normal" officeooo:rsid="00093f1b" fo:background-color="transparent" loext:char-shading-value="0" style:font-style-asian="normal" style:font-weight-asian="normal" style:font-style-complex="normal" style:font-weight-complex="normal"/>
    </style:style>
    <style:style style:name="T30" style:family="text">
      <style:text-properties fo:font-size="24pt" fo:font-style="normal" officeooo:rsid="000a5d7c" fo:background-color="transparent" loext:char-shading-value="0" style:font-style-asian="normal" style:font-style-complex="normal"/>
    </style:style>
    <style:style style:name="T31" style:family="text">
      <style:text-properties fo:font-size="24pt" fo:font-style="normal" officeooo:rsid="000a640f" fo:background-color="transparent" loext:char-shading-value="0" style:font-style-asian="normal" style:font-style-complex="normal"/>
    </style:style>
    <style:style style:name="T32" style:family="text">
      <style:text-properties fo:font-size="24pt" fo:font-style="italic" fo:font-weight="bold" officeooo:rsid="00093f1b" fo:background-color="transparent" loext:char-shading-value="0" style:font-style-asian="italic" style:font-weight-asian="bold" style:font-style-complex="italic" style:font-weight-complex="bold"/>
    </style:style>
    <style:style style:name="T33" style:family="text">
      <style:text-properties fo:font-size="24pt" fo:font-style="italic" fo:font-weight="bold" officeooo:rsid="000a640f" fo:background-color="transparent" loext:char-shading-value="0" style:font-style-asian="italic" style:font-weight-asian="bold" style:font-style-complex="italic" style:font-weight-complex="bold"/>
    </style:style>
    <style:style style:name="T34" style:family="text">
      <style:text-properties fo:font-size="24pt" fo:font-style="italic" fo:font-weight="normal" officeooo:rsid="00093f1b" fo:background-color="transparent" loext:char-shading-value="0" style:font-style-asian="italic" style:font-weight-asian="normal" style:font-style-complex="italic" style:font-weight-complex="normal"/>
    </style:style>
    <style:style style:name="T35" style:family="text">
      <style:text-properties fo:font-size="24pt" fo:font-style="italic" officeooo:rsid="000a640f" fo:background-color="transparent" loext:char-shading-value="0" style:font-style-asian="italic" style:font-style-complex="italic"/>
    </style:style>
    <style:style style:name="T36" style:family="text">
      <style:text-properties fo:font-size="24pt" fo:font-style="italic" officeooo:rsid="000a80ab" fo:background-color="transparent" loext:char-shading-value="0" style:font-style-asian="italic" style:font-style-complex="italic"/>
    </style:style>
    <style:style style:name="T37" style:family="text">
      <style:text-properties fo:font-size="24pt" fo:background-color="transparent" loext:char-shading-value="0"/>
    </style:style>
    <style:style style:name="T38" style:family="text">
      <style:text-properties fo:font-size="24pt" officeooo:rsid="000a5d7c" fo:background-color="transparent" loext:char-shading-value="0"/>
    </style:style>
    <style:style style:name="T39" style:family="text">
      <style:text-properties fo:font-size="24pt" officeooo:rsid="000a640f" fo:background-color="transparent" loext:char-shading-value="0"/>
    </style:style>
    <style:style style:name="T40" style:family="text">
      <style:text-properties fo:font-size="24pt" officeooo:rsid="000a80ab" fo:background-color="transparent" loext:char-shading-value="0"/>
    </style:style>
    <style:style style:name="T41" style:family="text">
      <style:text-properties fo:font-size="24pt" officeooo:rsid="000b5cb5" fo:background-color="transparent" loext:char-shading-value="0"/>
    </style:style>
    <style:style style:name="T42" style:family="text">
      <style:text-properties fo:background-color="#ffff00" loext:char-shading-value="0"/>
    </style:style>
    <style:style style:name="T43" style:family="text">
      <style:text-properties officeooo:rsid="0003d5ab" fo:background-color="#ffff00" loext:char-shading-value="0"/>
    </style:style>
    <style:style style:name="T44" style:family="text">
      <style:text-properties officeooo:rsid="001689cf" fo:background-color="#ffff00" loext:char-shading-value="0"/>
    </style:style>
    <style:style style:name="T45" style:family="text">
      <style:text-properties officeooo:rsid="001689cf" fo:background-color="#ffff00" loext:char-shading-value="0"/>
    </style:style>
    <style:style style:name="T46" style:family="text">
      <style:text-properties fo:background-color="#ffff00" loext:char-shading-value="0"/>
    </style:style>
    <style:style style:name="T47" style:family="text">
      <style:text-properties fo:background-color="transparent" loext:char-shading-value="0"/>
    </style:style>
    <style:style style:name="T48" style:family="text">
      <style:text-properties officeooo:rsid="000a640f" fo:background-color="transparent" loext:char-shading-value="0"/>
    </style:style>
    <style:style style:name="T49" style:family="text">
      <style:text-properties officeooo:rsid="0005a757"/>
    </style:style>
    <style:style style:name="T50" style:family="text">
      <style:text-properties fo:font-size="28pt" fo:font-weight="bold" style:font-weight-asian="bold" style:font-weight-complex="bold"/>
    </style:style>
    <style:style style:name="T51" style:family="text">
      <style:text-properties fo:font-size="18pt" fo:font-style="italic" officeooo:rsid="0005a757" style:font-style-asian="italic" style:font-style-complex="italic"/>
    </style:style>
    <style:style style:name="T52" style:family="text">
      <style:text-properties fo:background-color="#3faf46" loext:char-shading-value="0"/>
    </style:style>
    <style:style style:name="T53" style:family="text">
      <style:text-properties fo:background-color="#158466" loext:char-shading-value="0"/>
    </style:style>
    <style:style style:name="T54" style:family="text">
      <style:text-properties fo:background-color="#ffd428" loext:char-shading-value="0"/>
    </style:style>
    <style:style style:name="T55" style:family="text">
      <style:text-properties fo:background-color="#e16173" loext:char-shading-value="0"/>
    </style:style>
    <style:style style:name="T56" style:family="text">
      <style:text-properties fo:background-color="#bf819e" loext:char-shading-value="0"/>
    </style:style>
    <style:style style:name="T57" style:family="text">
      <style:text-properties officeooo:rsid="00079fa0"/>
    </style:style>
    <style:style style:name="T58" style:family="text">
      <style:text-properties officeooo:rsid="00093f1b"/>
    </style:style>
    <style:style style:name="T59" style:family="text">
      <style:text-properties officeooo:rsid="00097c27"/>
    </style:style>
    <style:style style:name="T60" style:family="text">
      <style:text-properties fo:font-style="normal" style:font-style-asian="normal" style:font-style-complex="normal"/>
    </style:style>
    <style:style style:name="T61" style:family="text">
      <style:text-properties officeooo:rsid="000a2050"/>
    </style:style>
    <style:style style:name="T62" style:family="text">
      <style:text-properties officeooo:rsid="000a3f9a"/>
    </style:style>
    <style:style style:name="T63" style:family="text">
      <style:text-properties officeooo:rsid="000bdd05"/>
    </style:style>
    <style:style style:name="T64" style:family="text">
      <style:text-properties officeooo:rsid="000cdeb6"/>
    </style:style>
    <style:style style:name="T65" style:family="text">
      <style:text-properties officeooo:rsid="000ff84d"/>
    </style:style>
    <style:style style:name="T66" style:family="text">
      <style:text-properties officeooo:rsid="0013179f"/>
    </style:style>
    <style:style style:name="T67" style:family="text">
      <style:text-properties officeooo:rsid="001689c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5618in" fo:text-indent="-0.25in" fo:margin-left="1.5618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0618in" fo:text-indent="-0.25in" fo:margin-left="3.0618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3118in" fo:text-indent="-0.25in" fo:margin-left="3.3118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5618in" fo:text-indent="-0.25in" fo:margin-left="3.5618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8118in" fo:text-indent="-0.25in" fo:margin-left="3.8118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5618in" fo:text-indent="-0.25in" fo:margin-left="1.5618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0618in" fo:text-indent="-0.25in" fo:margin-left="3.0618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3118in" fo:text-indent="-0.25in" fo:margin-left="3.3118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5618in" fo:text-indent="-0.25in" fo:margin-left="3.5618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8118in" fo:text-indent="-0.25in" fo:margin-left="3.8118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5618in" fo:text-indent="-0.25in" fo:margin-left="1.5618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0618in" fo:text-indent="-0.25in" fo:margin-left="3.0618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3118in" fo:text-indent="-0.25in" fo:margin-left="3.3118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5618in" fo:text-indent="-0.25in" fo:margin-left="3.5618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8118in" fo:text-indent="-0.25in" fo:margin-left="3.8118in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0618in" fo:text-indent="-0.25in" fo:margin-left="3.061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3118in" fo:text-indent="-0.25in" fo:margin-left="3.3118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5618in" fo:text-indent="-0.25in" fo:margin-left="3.5618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8118in" fo:text-indent="-0.25in" fo:margin-left="3.811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618in" fo:text-indent="-0.25in" fo:margin-left="4.061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3118in" fo:text-indent="-0.25in" fo:margin-left="4.3118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4.5618in" fo:text-indent="-0.25in" fo:margin-left="4.5618in"/>
        </style:list-level-properties>
      </text:list-level-style-number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5618in" fo:text-indent="-0.25in" fo:margin-left="1.5618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0618in" fo:text-indent="-0.25in" fo:margin-left="3.0618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3118in" fo:text-indent="-0.25in" fo:margin-left="3.3118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5618in" fo:text-indent="-0.25in" fo:margin-left="3.5618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8118in" fo:text-indent="-0.25in" fo:margin-left="3.8118in"/>
        </style:list-level-properties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Statystyka</text:p>
      <text:p text:style-name="P54">1)<text:span text:style-name="T67">Przedmiot, metody, organizacja badań statystycznych. Cechy statystyczne i ich klasyfikacja.</text:span></text:p>
      <text:p text:style-name="P44"><text:span text:style-name="T1"/></text:p>
      <text:p text:style-name="P44">„Statystyka” <text:span text:style-name="T2">(łaciński – „status”)</text:span> – stan rzeczy.</text:p>
      <text:p text:style-name="P2"/>
      <text:p text:style-name="P14">Statystyka <text:span text:style-name="T20">jako nauka</text:span><text:span text:style-name="T18"> </text:span>została <text:span text:style-name="T20">wyodrębniona w</text:span><text:span text:style-name="T18"> </text:span>dwóch dziedzinach: <text:span text:style-name="T20">państwoznawstwie i arytmetyce politycznej</text:span><text:span text:style-name="T19">.</text:span></text:p>
      <text:p text:style-name="P2"/>
      <text:p text:style-name="P15"><text:span text:style-name="T20">Kluczowe założenie statystyki </text:span>– <text:s/><text:span text:style-name="T43">badanie danych</text:span><text:span text:style-name="T47"> </text:span>rządzących danym zjawiskiem, jeśli rozpatrywana jest <text:span text:style-name="T42">na</text:span> dużym <text:span text:style-name="T42">zbiorze danych </text:span>(są <text:span text:style-name="T11">to podwaliny metody statystycznej</text:span>).</text:p>
      <text:p text:style-name="P5"/>
      <text:p text:style-name="P13"><text:span text:style-name="T17">Podział statystyki: </text:span><text:span text:style-name="T4">opisowa, matematyczna, ekonomiczna, branżowe, międzynarodowa.</text:span></text:p>
      <text:p text:style-name="P2"><text:span text:style-name="T4"/></text:p>
      <text:p text:style-name="P45">Przedmiot statystyki:</text:p>
      <text:list text:style-name="L1">
        <text:list-item>
          <text:p text:style-name="P58">Gromadzenie i analizowanie danych (badania).</text:p>
        </text:list-item>
        <text:list-item>
          <text:p text:style-name="P58">Interpretowanie i analizowanie danych (wydobywanie informacji z danych).</text:p>
        </text:list-item>
        <text:list-item>
          <text:p text:style-name="P58">Analiza statystyczna (próba uogólnienia informacji z danych).</text:p>
          <text:p text:style-name="P102"><text:span text:style-name="T4"/></text:p>
        </text:list-item>
      </text:list>
      <text:p text:style-name="P45">Funkcje <text:span text:style-name="T66">(metody)</text:span> statystyki:</text:p>
      <text:list text:style-name="L2">
        <text:list-item>
          <text:p text:style-name="P59">Informacyjna (dająca pełny i obiektywny obraz badanych zjawisk)</text:p>
        </text:list-item>
        <text:list-item>
          <text:p text:style-name="P89"><text:span text:style-name="T4">Analityczna (określenie czynników </text:span><text:span text:style-name="T5">generujących</text:span><text:span text:style-name="T4"> konkretne procesy i zjawiska).</text:span></text:p>
        </text:list-item>
        <text:list-item>
          <text:p text:style-name="P60">Prognostyczna (przewidywanie kierunku rozwoju zjawisk)</text:p>
        </text:list-item>
      </text:list>
      <text:p text:style-name="P2"><text:span text:style-name="T4"/></text:p>
      <text:p text:style-name="P45">Organizacja badań statystycznych</text:p>
      <text:p text:style-name="P26">Etapy prac związanych z realizacją badania:</text:p>
      <text:list text:style-name="L3">
        <text:list-item>
          <text:p text:style-name="P90"><text:span text:style-name="T8">Przygotowanie badania</text:span><text:span text:style-name="T4"> (</text:span><text:span text:style-name="T6">ustalenie </text:span><text:span text:style-name="T4">zbiorowoś</text:span><text:span text:style-name="T6">ci i jednostek statystycznych</text:span><text:span text:style-name="T4">, cel</text:span><text:span text:style-name="T6">ów</text:span><text:span text:style-name="T4">, metod</text:span><text:span text:style-name="T6">ów</text:span><text:span text:style-name="T4">)</text:span></text:p>
        </text:list-item>
        <text:list-item>
          <text:p text:style-name="P91"><text:span text:style-name="T10">O</text:span><text:span text:style-name="T9">bserwacja statystyczna </text:span><text:span text:style-name="T4">(zbieranie danych)</text:span></text:p>
        </text:list-item>
        <text:list-item>
          <text:p text:style-name="P61">Opracowanie materiału statystycznego (tabulacja grupowanie i zliczanie)</text:p>
        </text:list-item>
        <text:list-item>
          <text:p text:style-name="P61">Prezentacja materiału statystycznego (szeregi, tablice, wykresy)</text:p>
        </text:list-item>
        <text:list-item>
          <text:p text:style-name="P62">Opis lub wnioskowanie statystyczne (charakterystyki opisowe)</text:p>
        </text:list-item>
      </text:list>
      <text:p text:style-name="P3"><text:span text:style-name="T4"/></text:p>
      <text:p text:style-name="P46"><text:tab/><text:span text:style-name="T53">Przygotowanie badania:</text:span></text:p>
      <text:list text:style-name="L4">
        <text:list-item>
          <text:p text:style-name="P63"><text:span text:style-name="T49">A</text:span>naliza struktury <text:span text:style-name="T49">(P</text:span>oznanie rozkładu zbiorowości pod względem wybra<text:span text:style-name="T49">[</text:span>nych/<text:span text:style-name="T49">nej]</text:span> cech<text:span text:style-name="T49">[i])</text:span></text:p>
        </text:list-item>
        <text:list-item>
          <text:p text:style-name="P64"><text:soft-page-break/><text:span text:style-name="T49">A</text:span>naliza współzależności <text:span text:style-name="T49">(</text:span>ocena znajomości związków występujących między cechami<text:span text:style-name="T49">)</text:span></text:p>
        </text:list-item>
        <text:list-item>
          <text:p text:style-name="P64"><text:span text:style-name="T49">A</text:span>naliza dynamiki <text:span text:style-name="T49">(P</text:span>oznanie zmian zbiorowości w czasie<text:span text:style-name="T49">)</text:span></text:p>
        </text:list-item>
      </text:list>
      <text:p text:style-name="P25"><text:tab/><text:span text:style-name="T50">Podstawowe pojęcia statystyczne:</text:span></text:p>
      <text:p text:style-name="P25"><text:span text:style-name="T50"><text:tab/><text:tab/></text:span><text:span text:style-name="T11">Zbiorowość statystyczna</text:span> <text:span text:style-name="T51">(dalej ZS)</text:span><text:span text:style-name="T49"> </text:span>— <text:span text:style-name="T15">zbiór elementów podobnych</text:span>,<text:span text:style-name="T52"> </text:span><text:span text:style-name="T16">ale nie identycznych</text:span> pod względem właściwości objętych badaniem.</text:p>
      <text:p text:style-name="P6"/>
      <text:p text:style-name="P25"><text:tab/> <text:tab/><text:span text:style-name="T12">Elementy </text:span><text:span text:style-name="T11">tworzące daną </text:span><text:span text:style-name="T12">ZS </text:span><text:span text:style-name="T11">mają:</text:span></text:p>
      <text:list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5">pewne właściwości wspólne <text:span text:style-name="T15">(cechy wspólne, stałe</text:span>), które pozwalają zakwalifikować je do danej zbiorowości</text:p>
                        </text:list-item>
                        <text:list-item>
                          <text:p text:style-name="P66">pewne właściwości pozwalające je różnicować <text:span text:style-name="T52">(cechy zmienne, różnicujące)</text:span>.</text:p>
                          <text:p text:style-name="P103"/>
                          <text:p text:style-name="P92">Przykłady zbiorowości statystycznych:</text:p>
                          <text:p text:style-name="P67">W przypadku badania:</text:p>
                        </text:list-item>
                        <text:list-item>
                          <text:p text:style-name="P67"><text:span text:style-name="T11">Poglądów politycznych studentów</text:span> pewnej uczelni — <text:span text:style-name="T57">ZS</text:span> są <text:span text:style-name="T11">studenci tej uczelni</text:span></text:p>
                        </text:list-item>
                        <text:list-item>
                          <text:p text:style-name="P67"><text:span text:style-name="T11">Poziomu wykształcenia mieszkańców Polski</text:span> — <text:s/><text:span text:style-name="T57">ZS </text:span>są <text:span text:style-name="T11">osoby mieszkające w Polsc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27">Przeprowadzając badania <text:span text:style-name="T11">w tych grupach </text:span>określamy <text:span text:style-name="T11">prawidłowości statystyczne</text:span></text:p>
      <text:p text:style-name="P7"><text:span text:style-name="T11"/></text:p>
      <text:p text:style-name="P16">Zbiorowość statystyczna może być:</text:p>
      <text:list text:style-name="L6">
        <text:list-item>
          <text:p text:style-name="P68"><text:span text:style-name="T54">zbiorowością generalną</text:span> (wszystkie elementy)</text:p>
        </text:list-item>
        <text:list-item>
          <text:p text:style-name="P68"><text:span text:style-name="T54">zbiorowością próbną</text:span> (część elementów, próba) </text:p>
          <text:p text:style-name="P104"/>
        </text:list-item>
      </text:list>
      <text:p text:style-name="P24">Podstawowe pojęcia statystyczne:</text:p>
      <text:p text:style-name="P28">Każda zbiorowość statystyczna składa się z <text:span text:style-name="T56">jednostek statystycznych</text:span> – <text:span text:style-name="T55">wszelkie dane statystyczne (informacje) pochodzą od poszczególnych jednostek danej zbiorowości.</text:span></text:p>
      <text:p text:style-name="P8"><text:span text:style-name="T55"/></text:p>
      <text:p text:style-name="P29"><text:span text:style-name="T56">Jednostka statystyczna</text:span> — element składowy zbiorowości poddany obserwacji / pomiarowi.</text:p>
      <text:p text:style-name="P8"/>
      <text:p text:style-name="P17">Przykłady <text:span text:style-name="T57">JS</text:span> <text:span text:style-name="T57">w</text:span> zbiorowości:</text:p>
      <text:list text:style-name="L7">
        <text:list-item>
          <text:p text:style-name="P69"><text:span text:style-name="T11">studentów uczelni </text:span>— <text:span text:style-name="T57">JS </text:span>jest <text:span text:style-name="T11">jeden student tejże uczelni</text:span></text:p>
        </text:list-item>
        <text:list-item>
          <text:p text:style-name="P69"><text:span text:style-name="T11">mieszkańców Polski </text:span>— <text:span text:style-name="T57">JS </text:span>jest <text:span text:style-name="T11">jedna osoba mieszkająca w Polsce</text:span></text:p>
        </text:list-item>
      </text:list>
      <text:p text:style-name="P9"><text:span text:style-name="T11"/></text:p>
      <text:p text:style-name="P22">Liczebność zbiorowości:</text:p>
      <text:p text:style-name="P30"><text:span text:style-name="T11">Liczbę jednostek zbiorowości </text:span>nazywa się liczebnością zbiorowości.</text:p>
      <text:p text:style-name="P30"><text:span text:style-name="T11">Liczebność badanej zbiorowości generalnej </text:span>będziemy <text:span text:style-name="T11">oznaczamy</text:span> <text:span text:style-name="T11">literą </text:span><text:span text:style-name="T3">N</text:span>, a <text:span text:style-name="T11">próby literą </text:span><text:span text:style-name="T3">n</text:span>.</text:p>
      <text:p text:style-name="P11"/>
      <text:p text:style-name="P35"><text:soft-page-break/>[NP: <text:span text:style-name="T11">n = 30 </text:span>osób <text:span text:style-name="T11">oznacza, że badaniu poddano 30 osób </text:span>(liczebność zbiorowości wynosi 30)]</text:p>
      <text:p text:style-name="P35"/>
      <text:p text:style-name="P37"/>
      <text:p text:style-name="P41">Zbiorowość statystyczna inaczej?</text:p>
      <text:p text:style-name="P55"><text:span text:style-name="T32">ZS </text:span><text:span text:style-name="T29">będziemy nazywali taki </text:span><text:span text:style-name="T32">zbiór</text:span><text:span text:style-name="T34">, </text:span><text:span text:style-name="T32">który może być logicznie zdefiniowany i posiada określoną treść merytoryczną.</text:span></text:p>
      <text:p text:style-name="P56"/>
      <text:p text:style-name="P49">Zbieranie obserwacji:</text:p>
      <text:p text:style-name="P31"/>
      <text:p text:style-name="P32"><text:span text:style-name="T11">Etap przygotowania badania </text:span>(wybór grupy, projektowanie formularza/<text:span text:style-name="T58">ankiet</text:span>) <text:span text:style-name="T11">wymaga stosowania kilku reguł:</text:span></text:p>
      <text:list text:style-name="L8">
        <text:list-item>
          <text:p text:style-name="P70">Pytania <text:span text:style-name="T11">muszą być prosto i jasno sformułowane</text:span></text:p>
        </text:list-item>
        <text:list-item>
          <text:p text:style-name="P71">Pytania <text:span text:style-name="T11">powinny prowadzić do prostych odpowiedzi </text:span><text:span text:style-name="T13">(</text:span>tak/nie lub podanie liczby<text:span text:style-name="T13">)</text:span></text:p>
        </text:list-item>
        <text:list-item>
          <text:p text:style-name="P71">Pytania <text:span text:style-name="T11">powinny mieć tylko jedną możliwą interpretację</text:span></text:p>
        </text:list-item>
      </text:list>
      <text:p text:style-name="P32"><text:span text:style-name="T11"/></text:p>
      <text:p text:style-name="P18">Dobór próby <text:span text:style-name="T59">(DP)</text:span></text:p>
      <text:p text:style-name="P33">Przy <text:span text:style-name="T59">DP</text:span> <text:span text:style-name="T3">ważne jest, aby z przyjętą dokładnością opisywała strukturę zbiorowości generalnej. Wybór grupy </text:span><text:span text:style-name="T60">związany </text:span><text:span text:style-name="T3">jest </text:span><text:span text:style-name="T60">czynnikami</text:span><text:span text:style-name="T3">: sposobem doboru grupy </text:span><text:span text:style-name="T60">i </text:span><text:span text:style-name="T3">liczebnością</text:span></text:p>
      <text:list text:style-name="L9">
        <text:list-item>
          <text:p text:style-name="P72">Wybór celowy – o przynależności decyduje badacz</text:p>
        </text:list-item>
        <text:list-item>
          <text:p text:style-name="P72">Wybór losowy – każdy element ma jednakową szansę znalezienia się w próbie z takim samym prawdopodobieństwem</text:p>
        </text:list-item>
      </text:list>
      <text:p text:style-name="P18">Techniki losowania:</text:p>
      <text:list text:style-name="L10">
        <text:list-item>
          <text:p text:style-name="P73"><text:span text:style-name="T59">N</text:span>iezależne (zwrotne)</text:p>
        </text:list-item>
        <text:list-item>
          <text:p text:style-name="P73"><text:span text:style-name="T59">Z</text:span>ależne (bezzwrotne) – stosowane przy małej zbiorowości</text:p>
        </text:list-item>
      </text:list>
      <text:p text:style-name="P19">Próba:</text:p>
      <text:list text:style-name="L11">
        <text:list-item>
          <text:p text:style-name="P93">Reprezentatywna:</text:p>
          <text:list>
            <text:list-item>
              <text:p text:style-name="P74">Część populacji pozwalająca w przybliżeniu opisać całość populacji. </text:p>
            </text:list-item>
            <text:list-item>
              <text:p text:style-name="P75">Aby wnioskowanie o populacji na podstawie próby było poprawne, próba badawcza musi być odpowiednio liczna i jej wybór musi być losowy. Wówczas takie badanie nazywa się badaniem reprezentacyjnym.</text:p>
            </text:list-item>
          </text:list>
        </text:list-item>
        <text:list-item>
          <text:p text:style-name="P93">Nereprezentatywna: </text:p>
          <text:list>
            <text:list-item>
              <text:p text:style-name="P74">Każda próba, która została wybrana inną metodą, niż losowa (celowy skład) i nie jest odpowiednio liczna.</text:p>
            </text:list-item>
            <text:list-item>
              <text:p text:style-name="P74"><text:soft-page-break/>Wyniki i wnioski z badania przeprowadzonego na próbie niereprezentatywnej można w ograniczonym stopniu uogólniać na całą populację badaną; niemożliwe jest jednak wyliczenie błędu standardowego (losowego, z próby) dla uzyskanych wyników.</text:p>
            </text:list-item>
          </text:list>
        </text:list-item>
      </text:list>
      <text:p text:style-name="P4"/>
      <text:p text:style-name="P20">Próba a wielkość błędu:</text:p>
      <text:list text:style-name="L12">
        <text:list-item>
          <text:p text:style-name="P76">Badania ankietowe <text:span text:style-name="T11">powinny zapewniać</text:span>, że niewielka próba badanych da te same odpowiedzi, jakie uzyskalibyśmy wśród znacznie większej liczby respondentów.</text:p>
        </text:list-item>
        <text:list-item>
          <text:p text:style-name="P77">Każda liczba uzyskana w marketingowym badaniu ilościowym ma swój margines błędu.</text:p>
        </text:list-item>
      </text:list>
      <text:p text:style-name="P10"/>
      <text:p text:style-name="P21">Poziom ufności:</text:p>
      <text:list text:style-name="L13">
        <text:list-item>
          <text:p text:style-name="P78">Nigdy nie możemy być pewni na 100%, że dane nie wykroczą poza margines błędu dla danej wielkości próby. <text:span text:style-name="T61">(</text:span>margines błęd<text:span text:style-name="T61">u - погрешность)</text:span></text:p>
        </text:list-item>
        <text:list-item>
          <text:p text:style-name="P78">Przy ponowieniu badań zawsze jest szansa, że wyniki odchylą się od poprzednich o więcej niż margines błęd<text:span text:style-name="T61">u.</text:span></text:p>
          <text:p text:style-name="P105"/>
        </text:list-item>
      </text:list>
      <text:p text:style-name="P34"><text:tab/><text:tab/><text:tab/><text:span text:style-name="T11">Chcąc zwiększyć precyzję szacunku należy:</text:span></text:p>
      <text:list text:style-name="L14">
        <text:list-item>
          <text:list>
            <text:list-item>
              <text:p text:style-name="P79">zwiększyć liczebność próby</text:p>
            </text:list-item>
            <text:list-item>
              <text:p text:style-name="P80">zmniejszyć prawdopodobieństwo oszacowania.</text:p>
              <text:p text:style-name="P106"/>
            </text:list-item>
          </text:list>
        </text:list-item>
      </text:list>
      <text:p text:style-name="P57"><text:span text:style-name="T22"><text:tab/><text:tab/><text:tab/>Sposoby szacowania liczebność prób</text:span><text:span text:style-name="T23">y</text:span></text:p>
      <text:list text:style-name="L15">
        <text:list-item>
          <text:p text:style-name="P81"><text:span text:style-name="T62">Zależy od założonej ufności determinowanej szacunku (P</text:span>rzez przyjęcie określonej wartości współczynnika ufności<text:span text:style-name="T62">).</text:span></text:p>
        </text:list-item>
        <text:list-item>
          <text:p text:style-name="P82">Zależy od bezwzględnej precyzji szacunku.</text:p>
          <text:p text:style-name="P107"/>
          <text:p text:style-name="P94">Podstawowe pojęcia <text:span text:style-name="T45">(cechy)</text:span><text:span text:style-name="T67"> </text:span>statystyczne:</text:p>
        </text:list-item>
      </text:list>
      <text:list text:style-name="L16">
        <text:list-item>
          <text:p text:style-name="P83">Cechy stałe</text:p>
          <text:list>
            <text:list-item>
              <text:p text:style-name="P84">Rzeczowe (numer indeksu)</text:p>
            </text:list-item>
            <text:list-item>
              <text:p text:style-name="P85">Czasowe (rok, miesiąc)</text:p>
            </text:list-item>
            <text:list-item>
              <text:p text:style-name="P85">Przestrzenne (miasto, wojewódstwo)</text:p>
            </text:list-item>
          </text:list>
        </text:list-item>
        <text:list-item>
          <text:p text:style-name="P83">Cechy zmienne</text:p>
          <text:list>
            <text:list-item>
              <text:p text:style-name="P84">Mierzalne</text:p>
              <text:list>
                <text:list-item>
                  <text:p text:style-name="P86">Skokowe (liczba studentów)</text:p>
                </text:list-item>
                <text:list-item>
                  <text:p text:style-name="P87">Ciągłe (wiek, waga)</text:p>
                </text:list-item>
                <text:list-item>
                  <text:p text:style-name="P87">Quasi-ilościowe (oceny z egzaminu)</text:p>
                </text:list-item>
              </text:list>
            </text:list-item>
            <text:list-item>
              <text:p text:style-name="P88">Niemierzalne (słownie)</text:p>
              <text:p text:style-name="P108"/>
            </text:list-item>
          </text:list>
        </text:list-item>
      </text:list>
      <text:p text:style-name="P23"><text:span text:style-name="T46">Rodzaje</text:span> <text:span text:style-name="T46">badań</text:span> statystycznych:</text:p>
      <text:list text:style-name="L17">
        <text:list-item>
          <text:p text:style-name="P110"><text:span text:style-name="T21">Badanie pełne </text:span><text:span text:style-name="T38">(całkowite, wyczerpujące) obejmuje wszystkie jednostki zbiorowości.</text:span></text:p>
          <text:list>
            <text:list-item>
              <text:p text:style-name="P112"><text:soft-page-break/><text:span text:style-name="T38">Spis statystyczny </text:span><text:span text:style-name="T26">(jednorazowe lub cykliczne badania)</text:span></text:p>
            </text:list-item>
            <text:list-item>
              <text:p text:style-name="P112"><text:span text:style-name="T38">Rejestracja bieżąca </text:span><text:span text:style-name="T26">(systematyczne notowanie określonych zdarzeń)</text:span></text:p>
            </text:list-item>
          </text:list>
        </text:list-item>
        <text:list-item>
          <text:p text:style-name="P110"><text:span text:style-name="T21">Badanie częściowe </text:span><text:span text:style-name="T30">(niekompletne) obejmuje tylko niektóre jednostki zbiorowości </text:span><text:span text:style-name="T31">(</text:span><text:span text:style-name="T30">próbę</text:span><text:span text:style-name="T31">)</text:span></text:p>
          <text:list>
            <text:list-item>
              <text:p text:style-name="P95">Badania ankietowe</text:p>
            </text:list-item>
            <text:list-item>
              <text:p text:style-name="P111"><text:span text:style-name="T33">Badania monograficzne </text:span><text:span text:style-name="T35">(wielostronny opis i szczegółowa analiza wybranej jednostki lub niewielkiego zespołu)</text:span></text:p>
            </text:list-item>
            <text:list-item>
              <text:p text:style-name="P111"><text:span text:style-name="T33">Badanie przeprowadzane metodą reprezentatywną </text:span><text:span text:style-name="T35">(częściowe badanie statystyczne, oparte na próbie pobranej ze zbiorowości generalnej w sposób losowy, a następnie przeniesienie wyników badania tej próby na całą zbiorowość. </text:span><text:span text:style-name="T33">Z teoretycznego i praktycznego punktu widzenia metoda ta jest najbardziej prawidłową formą badania częściowego.</text:span><text:span text:style-name="T36">)</text:span></text:p>
            </text:list-item>
          </text:list>
          <text:p text:style-name="P115"><text:span text:style-name="T24">Ze względu na częstotliwość obserwacji </text:span><text:span text:style-name="T40">badania statystyczne </text:span><text:span text:style-name="T24">możemy podzielić na:</text:span></text:p>
          <text:list>
            <text:list-item>
              <text:list>
                <text:list-item text:start-value="1">
                  <text:p text:style-name="P113"><text:span text:style-name="T40">ciągłe </text:span><text:span text:style-name="T27">(zmieniające się w czasie zjawiska są</text:span></text:p>
                </text:list-item>
                <text:list-item>
                  <text:p text:style-name="P97">obserwowane i analizowane sukcesywnie oraz nieprzerwanie)</text:p>
                </text:list-item>
                <text:list-item>
                  <text:p text:style-name="P114"><text:span text:style-name="T37">okresowe </text:span><text:span text:style-name="T25">(zmieniające się w czasie zjawiska są obserwowane i analizowane w pewnych, zazwyczaj ściśle określonych odstępach czasu)</text:span></text:p>
                </text:list-item>
                <text:list-item>
                  <text:p text:style-name="P114"><text:span text:style-name="T37">do</text:span><text:span text:style-name="T41">r</text:span><text:span text:style-name="T37">ażne </text:span><text:span text:style-name="T25">(zmieniające się w czasie zjawiska są obserwowane i analizowane w pewnych szczególnych) </text:span><text:span text:style-name="T28">()</text:span></text:p>
                </text:list-item>
                <text:list-item>
                  <text:p text:style-name="P114"><text:span text:style-name="T41">s</text:span><text:span text:style-name="T37">zacunek statystyczny </text:span><text:span text:style-name="T28">(</text:span><text:span text:style-name="T25">polega na określeniu właściwości lub wielkości nieznanej cechy zbiorowości generalnej na podstawie obserwacji innej cechy albo innej zbiorowości generalnej pozostającej w ścisłym związku ze zbiorowością będącą podmiotem zainteresowania</text:span><text:span text:style-name="T28">)</text:span><text:span text:style-name="T25">. </text:span><text:span text:style-name="T28">(szacunek - оценка)</text:span></text:p>
                  <text:p text:style-name="P96">Przykłady:</text:p>
                  <text:list>
                    <text:list-item>
                      <text:p text:style-name="P115"><text:span text:style-name="T41">S</text:span><text:span text:style-name="T39">zacowanie liczby turystów w danej miejscowości na podstawie zmian w ilości sprzedawanego pieczywa</text:span></text:p>
                    </text:list-item>
                    <text:list-item>
                      <text:p text:style-name="P98">Szacowanie czasu poświęconego na oglądanie filmów w kinie na podstawie liczby sprzedanych biletów.</text:p>
                      <text:p text:style-name="P109"><text:span text:style-name="T48"/></text:p>
                      <text:p text:style-name="P116"><text:span text:style-name="T41">↑ </text:span><text:span text:style-name="T39">Tego typu szacunki są z reguły obarczone nieznanym błędem</text:span><text:span text:style-name="T41">↓</text:span><text:span text:style-name="T39">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2">Błędy statystyczne w badaniach:</text:p>
      <text:list text:style-name="L18">
        <text:list-item>
          <text:p text:style-name="P99"><text:soft-page-break/>Nielosowe: błędy pokrycia, błędy treści, błędy systematyczne</text:p>
        </text:list-item>
        <text:list-item>
          <text:p text:style-name="P100">Losowe: w przypadku badań niepełnych, zniekształcenie wyników i wniosków dla populacji</text:p>
        </text:list-item>
      </text:list>
      <text:p text:style-name="P51"/>
      <text:p text:style-name="P118">2) Grupowanie materiału statystycznego – szeregi jednowariantowe i przedziałowe.</text:p>
      <text:p text:style-name="P51"/>
      <text:p text:style-name="P51">Pomiar – przyporządkowanie liczb kategoriom</text:p>
      <text:p text:style-name="P36"><text:span text:style-name="T63">P</text:span>olega na określeniu kategorii, do której należy zaliczyć daną jednostkę statystyczną – określa nasilenie analizowanej cechy i opisuje cechy jednostki. <text:span text:style-name="T11">To czynność przyporządkowania liczb </text:span>przedmiotom lub wydarzeniom <text:span text:style-name="T11">zgodnie z pewnym zbiorem reguł</text:span>. <text:span text:style-name="T63">(NP: przy określaniu płci ankietowanej osoby należy jej przypisać jedną z dwóch kategorii: mężczyzna, kobieta).</text:span></text:p>
      <text:p text:style-name="P38"><text:span text:style-name="T11">Definicja pomiaru dotyczy </text:span>wszystkich cech mierzalnych i niemierzalnych. <text:span text:style-name="T11">Różnica </text:span><text:span text:style-name="T14">jest </text:span><text:span text:style-name="T11">w tym</text:span>, <text:span text:style-name="T11">że kategorie cech mierzalnych wyrażone są liczbami</text:span>, natomiast <text:span text:style-name="T11">cech niemierzalnych opisem słownym, który zastępuje się liczbami (</text:span><text:span text:style-name="T14">ID</text:span><text:span text:style-name="T11">).</text:span></text:p>
      <text:p text:style-name="P12"><text:span text:style-name="T11"/></text:p>
      <text:p text:style-name="P52">Poziomy pomiaru - skale pomiarowe</text:p>
      <text:p text:style-name="P1"/>
      <text:p text:style-name="P39"><text:span text:style-name="T11">Skala nominalna </text:span>— Pomiar polega na przypisaniu jednostki do określonej kategorii.</text:p>
      <text:p text:style-name="P39"><text:span text:style-name="T11">Skala porządkowa (rangowa)</text:span> — posiada wszystkie cechy skali nominalnej, pozwala dodatkowo na uszeregowanie (uporządkowanie) elementów w zależności od ich znaczenia lub rozmiarów (w porządku rosnącym lub malejącym).</text:p>
      <text:p text:style-name="P43"><text:span text:style-name="T64">S</text:span>kala Likerta <text:span text:style-name="T4">— Specjalny rodzaj skali porządkowej, forma kwestionariuszowych opinii i poglądów. </text:span><text:span text:style-name="T7">(NP:</text:span></text:p>
      <text:list text:style-name="L19">
        <text:list-item>
          <text:p text:style-name="P101">zgadzam się zdecydowanie,</text:p>
        </text:list-item>
        <text:list-item>
          <text:p text:style-name="P101">zgadzam się,</text:p>
        </text:list-item>
        <text:list-item>
          <text:p text:style-name="P101">trudno powiedzieć,</text:p>
        </text:list-item>
        <text:list-item>
          <text:p text:style-name="P101">nie zgadzam się,</text:p>
        </text:list-item>
        <text:list-item>
          <text:p text:style-name="P101">nie zgadzam się zdecydowanie)</text:p>
        </text:list-item>
      </text:list>
      <text:p text:style-name="P43"><text:span text:style-name="T64">Skala przedziałowa (interwałowa) </text:span><text:span text:style-name="T7">— w tej skali warianty cechy każdej jednostki wyrażone są w postaci wartości liczbowych. (NP: -30, -15, 0, 15, 30). </text:span><text:span text:style-name="T64">W skali przedziałowej nie występuje zero absolutne (bezwzględne), Nie powiemy przecież, </text:span>że obiekt mający temperaturę 0oC „nie ma” temperatury (temperatura 0°C = 32°F).</text:p>
      <text:p text:style-name="P40"><text:span text:style-name="T11">Skala ilorazowa (stosunkowa)</text:span> —w tej skali, podobnie jak w poprzedniej, warianty cechy każdej jednostki wyrażone są w postaci wartości liczbowych. Skala ta pozwala określić nie tylko różnice między danymi, ale również ilorazy (stosunki) <text:soft-page-break/>tychże danych. Skala ilorazowa charakteryzuje się występowaniem zera absolutnego. <text:span text:style-name="T11">Zero absolutne oznacza, że jeśli cecha przyjmuje wartość zero, to jest to jednoznaczne z brakiem jej występowania.</text:span></text:p>
      <text:p text:style-name="P47">S<text:span text:style-name="T65">tatystyki opisowe</text:span></text:p>
      <text:p text:style-name="P48"/>
      <text:p text:style-name="P50"><text:span text:style-name="T11">Charakterystyki opisowe </text:span><text:span text:style-name="T19">– wartości liczbowe pozwalające na syntetyczny opis rozkładów zmiennych ilościowych. Charakterystyki opisowe dla populacji próbnych nazywają się statystykami, a dla populacji generalnych parametrami.</text:span></text:p>
      <text:p text:style-name="P50"/>
      <text:p text:style-name="P48">Analiza struktur<text:span text:style-name="T65">y</text:span> zbiorowości:</text:p>
      <text:p text:style-name="P50">Zadaniem analizy struktury zbiorowości <text:span text:style-name="T11">jest</text:span></text:p>
      <text:p text:style-name="P50"><text:span text:style-name="T11">odzwierciedlenie zasadniczych właściwości w budowie badanej zbiorowości</text:span>. Analizę tę przeprowadza się za pomocą tzw. parametrów opisowych, które umożliwiają dokonanie skróconego opisu struktury zbiorowości (z punktu widzenia badanej cechy zmiennej) oraz porównań między zbiorowościami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9in" fo:page-height="20in" style:num-format="1" style:print-orientation="portrait" fo:margin-top="0.7874in" fo:margin-bottom="0.7874in" fo:margin-left="0.3354in" fo:margin-right="0.354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7T12:10:35.769397445</meta:creation-date>
    <dc:date>2024-01-29T16:40:36.032352612</dc:date>
    <meta:editing-duration>PT10H35M3S</meta:editing-duration>
    <meta:editing-cycles>6</meta:editing-cycles>
    <meta:generator>LibreOffice/24.2.0.2$Linux_X86_64 LibreOffice_project/420$Build-2</meta:generator>
    <meta:document-statistic meta:table-count="0" meta:image-count="0" meta:object-count="0" meta:page-count="8" meta:paragraph-count="140" meta:word-count="1323" meta:character-count="10200" meta:non-whitespace-character-count="9057"/>
  </office:meta>
</office:document-meta>
</file>